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Courier" svg:font-family="Courier"/>
    <style:font-face style:name="文鼎粗楷體" svg:font-family="文鼎粗楷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__20844__21209__32113__35336__34920__26684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0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49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6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_32_4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_32_4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32_4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_21315__20998__20301__91_0_93__32_4" style:data-style-name="N53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4" style:data-style-name="N53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21315__20998__20301__91_0_93__32_4" style:data-style-name="N53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4" style:data-style-name="N53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4" style:data-style-name="N53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_32_4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4" style:data-style-name="N53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4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21315__20998__20301__91_0_93__32_4" style:data-style-name="N55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_32_4" style:data-style-name="N55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99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19968__33324__32_4" style:data-style-name="N5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32_4" style:data-style-name="N5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32_4" style:data-style-name="N5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32_4" style:data-style-name="N5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9" style:family="table-cell" style:parent-style-name="_19968__33324__32_4" style:data-style-name="N5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5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32_4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16" style:family="table-cell" style:parent-style-name="_19968__33324__32_4" style:data-style-name="N52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5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6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23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2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6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26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2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6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29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32" style:family="table-cell" style:parent-style-name="_19968__33324__32_4" style:data-style-name="N56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3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34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_32_4" style:data-style-name="N53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6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21315__20998__20301__91_0_93__32_4" style:data-style-name="N53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2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6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8.15pt" style:use-optimal-row-height="false" fo:break-before="auto"/>
    </style:style>
    <style:style style:name="ro11" style:family="table-row">
      <style:table-row-properties style:row-height="16.9pt" style:use-optimal-row-height="false" fo:break-before="auto"/>
    </style:style>
    <style:style style:name="ro12" style:family="table-row">
      <style:table-row-properties style:row-height="25.1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15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" table:default-cell-style-name="ce4"/>
        <table:table-column table:style-name="co4" table:number-columns-repeated="16372" table:default-cell-style-name="ce4"/>
        <table:table-row table:style-name="ro1">
          <table:table-cell office:value-type="string" table:number-columns-spanned="12" table:number-rows-spanned="1" table:style-name="ce13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32"/>
        </table:table-row>
        <table:table-row table:style-name="ro2">
          <table:table-cell table:number-columns-repeated="8" table:style-name="ce35"/>
          <table:table-cell table:style-name="ce32"/>
          <table:table-cell table:style-name="ce34"/>
          <table:table-cell table:style-name="ce32"/>
          <table:table-cell office:value-type="string" table:style-name="ce33">
            <text:p><text:s text:c="3"/>單位︰人</text:p>
          </table:table-cell>
          <table:table-cell table:number-columns-repeated="16372" table:style-name="ce32"/>
        </table:table-row>
        <table:table-row table:style-name="ro3">
          <table:table-cell office:value-type="string" table:number-columns-spanned="1" table:number-rows-spanned="4" table:style-name="ce190">
            <text:p>年月別</text:p>
          </table:table-cell>
          <table:table-cell office:value-type="string" table:number-columns-spanned="1" table:number-rows-spanned="4" table:style-name="ce187">
            <text:p>性別</text:p>
          </table:table-cell>
          <table:table-cell office:value-type="string" table:style-name="ce31">
            <text:p>婚生、非婚生及無依兒童</text:p>
          </table:table-cell>
          <table:table-cell table:number-columns-repeated="2" table:style-name="ce30"/>
          <table:table-cell table:style-name="ce29"/>
          <table:table-cell office:value-type="string" table:number-columns-spanned="3" table:number-rows-spanned="1" table:style-name="ce189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40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 table:style-name="ce2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79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79">
            <text:p>大陸港澳</text:p>
            <text:p>地區</text:p>
          </table:table-cell>
          <table:table-cell office:value-type="string" table:number-columns-spanned="1" table:number-rows-spanned="3" table:style-name="ce179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79">
            <text:p>大陸港澳</text:p>
            <text:p>地區</text:p>
          </table:table-cell>
          <table:table-cell office:value-type="string" table:number-columns-spanned="1" table:number-rows-spanned="3" table:style-name="ce18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1">
            <text:p>87 年</text:p>
          </table:table-cell>
          <table:table-cell office:value-type="string" table:style-name="ce70">
            <text:p>計</text:p>
          </table:table-cell>
          <table:table-cell office:value-type="float" office:value="271450" table:style-name="ce71">
            <text:p><text:s text:c="3"/>271,450</text:p>
          </table:table-cell>
          <table:table-cell office:value-type="float" office:value="262081" table:style-name="ce71">
            <text:p><text:s text:c="3"/>262,081</text:p>
          </table:table-cell>
          <table:table-cell office:value-type="float" office:value="9294" table:style-name="ce71">
            <text:p><text:s text:c="3"/>9,294</text:p>
          </table:table-cell>
          <table:table-cell office:value-type="float" office:value="75" table:style-name="ce71">
            <text:p><text:s text:c="3"/>75</text:p>
          </table:table-cell>
          <table:table-cell office:value-type="float" office:value="257546" table:number-columns-spanned="1" table:number-rows-spanned="3" table:style-name="ce180">
            <text:p><text:s text:c="3"/>257,546</text:p>
          </table:table-cell>
          <table:table-cell office:value-type="float" office:value="13904" table:number-columns-spanned="2" table:number-rows-spanned="3" table:style-name="ce188">
            <text:p>13,904<text:s/></text:p>
          </table:table-cell>
          <table:covered-table-cell/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41462" table:style-name="ce73">
            <text:p><text:s text:c="3"/>141,462</text:p>
          </table:table-cell>
          <table:table-cell office:value-type="float" office:value="136648" table:style-name="ce74">
            <text:p><text:s text:c="3"/>136,648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1" table:style-name="ce7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9988" table:style-name="ce76">
            <text:p><text:s text:c="3"/>129,988</text:p>
          </table:table-cell>
          <table:table-cell office:value-type="float" office:value="125433" table:style-name="ce74">
            <text:p><text:s text:c="3"/>125,433</text:p>
          </table:table-cell>
          <table:table-cell office:value-type="float" office:value="4521" table:style-name="ce76">
            <text:p><text:s text:c="3"/>4,521</text:p>
          </table:table-cell>
          <table:table-cell office:value-type="float" office:value="34" table:style-name="ce7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88 年</text:p>
          </table:table-cell>
          <table:table-cell office:value-type="string" table:style-name="ce70">
            <text:p>計</text:p>
          </table:table-cell>
          <table:table-cell office:value-type="float" office:value="283661" table:style-name="ce71">
            <text:p><text:s text:c="3"/>283,661</text:p>
          </table:table-cell>
          <table:table-cell office:value-type="float" office:value="274495" table:style-name="ce77">
            <text:p><text:s text:c="3"/>274,495</text:p>
          </table:table-cell>
          <table:table-cell office:value-type="float" office:value="9083" table:style-name="ce71">
            <text:p><text:s text:c="3"/>9,083</text:p>
          </table:table-cell>
          <table:table-cell office:value-type="float" office:value="83" table:style-name="ce77">
            <text:p><text:s text:c="3"/>83</text:p>
          </table:table-cell>
          <table:table-cell office:value-type="float" office:value="266505" table:number-columns-spanned="1" table:number-rows-spanned="3" table:style-name="ce156">
            <text:p><text:s text:c="3"/>266,505</text:p>
          </table:table-cell>
          <table:table-cell office:value-type="float" office:value="17156" table:number-columns-spanned="2" table:number-rows-spanned="3" table:style-name="ce182">
            <text:p>17,156<text:s/></text:p>
          </table:table-cell>
          <table:covered-table-cell/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48042" table:style-name="ce73">
            <text:p><text:s text:c="3"/>148,042</text:p>
          </table:table-cell>
          <table:table-cell office:value-type="float" office:value="143281" table:style-name="ce74">
            <text:p><text:s text:c="3"/>143,281</text:p>
          </table:table-cell>
          <table:table-cell office:value-type="float" office:value="4720" table:style-name="ce73">
            <text:p><text:s text:c="3"/>4,720</text:p>
          </table:table-cell>
          <table:table-cell office:value-type="float" office:value="41" table:style-name="ce7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35619" table:style-name="ce76">
            <text:p><text:s text:c="3"/>135,619</text:p>
          </table:table-cell>
          <table:table-cell office:value-type="float" office:value="131214" table:style-name="ce78">
            <text:p><text:s text:c="3"/>131,214</text:p>
          </table:table-cell>
          <table:table-cell office:value-type="float" office:value="4363" table:style-name="ce76">
            <text:p><text:s text:c="3"/>4,363</text:p>
          </table:table-cell>
          <table:table-cell office:value-type="float" office:value="42" table:style-name="ce7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89 年</text:p>
          </table:table-cell>
          <table:table-cell office:value-type="string" table:style-name="ce70">
            <text:p>計</text:p>
          </table:table-cell>
          <table:table-cell office:value-type="float" office:value="305312" table:style-name="ce71">
            <text:p><text:s text:c="3"/>305,312</text:p>
          </table:table-cell>
          <table:table-cell office:value-type="float" office:value="295294" table:style-name="ce71">
            <text:p><text:s text:c="3"/>295,294</text:p>
          </table:table-cell>
          <table:table-cell office:value-type="float" office:value="9952" table:style-name="ce71">
            <text:p><text:s text:c="3"/>9,952</text:p>
          </table:table-cell>
          <table:table-cell office:value-type="float" office:value="66" table:style-name="ce71">
            <text:p><text:s text:c="3"/>66</text:p>
          </table:table-cell>
          <table:table-cell office:value-type="float" office:value="282073" table:number-columns-spanned="1" table:number-rows-spanned="3" table:style-name="ce156">
            <text:p><text:s text:c="3"/>282,073</text:p>
          </table:table-cell>
          <table:table-cell office:value-type="float" office:value="23239" table:number-columns-spanned="2" table:number-rows-spanned="3" table:style-name="ce183">
            <text:p>23,239<text:s/></text:p>
          </table:table-cell>
          <table:covered-table-cell/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59726" table:style-name="ce73">
            <text:p><text:s text:c="3"/>159,726</text:p>
          </table:table-cell>
          <table:table-cell office:value-type="float" office:value="154636" table:style-name="ce74">
            <text:p><text:s text:c="3"/>154,636</text:p>
          </table:table-cell>
          <table:table-cell office:value-type="float" office:value="5048" table:style-name="ce73">
            <text:p><text:s text:c="3"/>5,048</text:p>
          </table:table-cell>
          <table:table-cell office:value-type="float" office:value="42" table:style-name="ce7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45586" table:style-name="ce76">
            <text:p><text:s text:c="3"/>145,586</text:p>
          </table:table-cell>
          <table:table-cell office:value-type="float" office:value="140658" table:style-name="ce78">
            <text:p><text:s text:c="3"/>140,658</text:p>
          </table:table-cell>
          <table:table-cell office:value-type="float" office:value="4904" table:style-name="ce76">
            <text:p><text:s text:c="3"/>4,904</text:p>
          </table:table-cell>
          <table:table-cell office:value-type="float" office:value="24" table:style-name="ce7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90 年</text:p>
          </table:table-cell>
          <table:table-cell office:value-type="string" table:style-name="ce70">
            <text:p>計</text:p>
          </table:table-cell>
          <table:table-cell office:value-type="float" office:value="260354" table:style-name="ce71">
            <text:p><text:s text:c="3"/>260,354</text:p>
          </table:table-cell>
          <table:table-cell office:value-type="float" office:value="250858" table:style-name="ce71">
            <text:p><text:s text:c="3"/>250,858</text:p>
          </table:table-cell>
          <table:table-cell office:value-type="float" office:value="9433" table:style-name="ce71">
            <text:p><text:s text:c="3"/>9,433</text:p>
          </table:table-cell>
          <table:table-cell office:value-type="float" office:value="63" table:style-name="ce71">
            <text:p><text:s text:c="3"/>63</text:p>
          </table:table-cell>
          <table:table-cell office:value-type="float" office:value="232608" table:number-columns-spanned="1" table:number-rows-spanned="3" table:style-name="ce156">
            <text:p><text:s text:c="3"/>232,608</text:p>
          </table:table-cell>
          <table:table-cell office:value-type="float" office:value="27746" table:number-columns-spanned="2" table:number-rows-spanned="3" table:style-name="ce182">
            <text:p>27,746<text:s/></text:p>
          </table:table-cell>
          <table:covered-table-cell/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35596" table:style-name="ce73">
            <text:p><text:s text:c="3"/>135,596</text:p>
          </table:table-cell>
          <table:table-cell office:value-type="float" office:value="130704" table:style-name="ce74">
            <text:p><text:s text:c="3"/>130,704</text:p>
          </table:table-cell>
          <table:table-cell office:value-type="float" office:value="4856" table:style-name="ce73">
            <text:p><text:s text:c="3"/>4,856</text:p>
          </table:table-cell>
          <table:table-cell office:value-type="float" office:value="36" table:style-name="ce7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4758" table:style-name="ce76">
            <text:p><text:s text:c="3"/>124,758</text:p>
          </table:table-cell>
          <table:table-cell office:value-type="float" office:value="120154" table:style-name="ce78">
            <text:p><text:s text:c="3"/>120,154</text:p>
          </table:table-cell>
          <table:table-cell office:value-type="float" office:value="4577" table:style-name="ce76">
            <text:p><text:s text:c="3"/>4,577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39">
            <text:p>91 年</text:p>
          </table:table-cell>
          <table:table-cell office:value-type="string" table:style-name="ce70">
            <text:p>計</text:p>
          </table:table-cell>
          <table:table-cell office:value-type="float" office:value="247530" table:style-name="ce71">
            <text:p><text:s text:c="3"/>247,530</text:p>
          </table:table-cell>
          <table:table-cell office:value-type="float" office:value="238521" table:style-name="ce71">
            <text:p><text:s text:c="3"/>238,521</text:p>
          </table:table-cell>
          <table:table-cell office:value-type="float" office:value="8945" table:style-name="ce71">
            <text:p><text:s text:c="3"/>8,945</text:p>
          </table:table-cell>
          <table:table-cell office:value-type="float" office:value="64" table:style-name="ce71">
            <text:p><text:s text:c="3"/>64</text:p>
          </table:table-cell>
          <table:table-cell office:value-type="float" office:value="216697" table:number-columns-spanned="1" table:number-rows-spanned="3" table:style-name="ce156">
            <text:p><text:s text:c="3"/>216,697</text:p>
          </table:table-cell>
          <table:table-cell office:value-type="float" office:value="30833" table:number-columns-spanned="2" table:number-rows-spanned="3" table:style-name="ce182">
            <text:p>30,833<text:s/></text:p>
          </table:table-cell>
          <table:covered-table-cell/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29537" table:style-name="ce73">
            <text:p><text:s text:c="3"/>129,537</text:p>
          </table:table-cell>
          <table:table-cell office:value-type="float" office:value="124804" table:style-name="ce74">
            <text:p><text:s text:c="3"/>124,804</text:p>
          </table:table-cell>
          <table:table-cell office:value-type="float" office:value="4698" table:style-name="ce73">
            <text:p><text:s text:c="3"/>4,698</text:p>
          </table:table-cell>
          <table:table-cell office:value-type="float" office:value="35" table:style-name="ce7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17993" table:style-name="ce76">
            <text:p><text:s text:c="3"/>117,993</text:p>
          </table:table-cell>
          <table:table-cell office:value-type="float" office:value="113717" table:style-name="ce78">
            <text:p><text:s text:c="3"/>113,717</text:p>
          </table:table-cell>
          <table:table-cell office:value-type="float" office:value="4247" table:style-name="ce76">
            <text:p><text:s text:c="3"/>4,247</text:p>
          </table:table-cell>
          <table:table-cell office:value-type="float" office:value="29" table:style-name="ce7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27070" table:style-name="ce71">
            <text:p><text:s text:c="3"/>227,070</text:p>
          </table:table-cell>
          <table:table-cell office:value-type="float" office:value="218978" table:style-name="ce71">
            <text:p><text:s text:c="3"/>218,978</text:p>
          </table:table-cell>
          <table:table-cell office:value-type="float" office:value="8030" table:style-name="ce73">
            <text:p><text:s text:c="3"/>8,030</text:p>
          </table:table-cell>
          <table:table-cell office:value-type="float" office:value="62" table:style-name="ce71">
            <text:p><text:s text:c="3"/>62</text:p>
          </table:table-cell>
          <table:table-cell office:value-type="float" office:value="196722" table:number-columns-spanned="1" table:number-rows-spanned="3" table:style-name="ce156">
            <text:p><text:s text:c="3"/>196,722</text:p>
          </table:table-cell>
          <table:table-cell office:value-type="float" office:value="30348" table:number-columns-spanned="2" table:number-rows-spanned="3" table:style-name="ce182">
            <text:p>30,348<text:s/></text:p>
          </table:table-cell>
          <table:covered-table-cell/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2 年</text:p>
          </table:table-cell>
          <table:table-cell office:value-type="string" table:style-name="ce72">
            <text:p>男</text:p>
          </table:table-cell>
          <table:table-cell office:value-type="float" office:value="118984" table:style-name="ce73">
            <text:p><text:s text:c="3"/>118,984</text:p>
          </table:table-cell>
          <table:table-cell office:value-type="float" office:value="114801" table:style-name="ce74">
            <text:p><text:s text:c="3"/>114,801</text:p>
          </table:table-cell>
          <table:table-cell office:value-type="float" office:value="4148" table:style-name="ce73">
            <text:p><text:s text:c="3"/>4,148</text:p>
          </table:table-cell>
          <table:table-cell office:value-type="float" office:value="35" table:style-name="ce7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75">
            <text:p>女</text:p>
          </table:table-cell>
          <table:table-cell office:value-type="float" office:value="108086" table:style-name="ce76">
            <text:p><text:s text:c="3"/>108,086</text:p>
          </table:table-cell>
          <table:table-cell office:value-type="float" office:value="104177" table:style-name="ce78">
            <text:p><text:s text:c="3"/>104,177</text:p>
          </table:table-cell>
          <table:table-cell office:value-type="float" office:value="3882" table:style-name="ce73">
            <text:p><text:s text:c="3"/>3,882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216419" table:style-name="ce71">
            <text:p><text:s text:c="3"/>216,419</text:p>
          </table:table-cell>
          <table:table-cell office:value-type="float" office:value="208471" table:style-name="ce71">
            <text:p><text:s text:c="3"/>208,471</text:p>
          </table:table-cell>
          <table:table-cell office:value-type="float" office:value="7887" table:style-name="ce71">
            <text:p><text:s text:c="3"/>7,887</text:p>
          </table:table-cell>
          <table:table-cell office:value-type="float" office:value="61" table:style-name="ce71">
            <text:p><text:s text:c="3"/>61</text:p>
          </table:table-cell>
          <table:table-cell office:value-type="float" office:value="187753" table:style-name="ce71">
            <text:p><text:s text:c="3"/>187,753</text:p>
          </table:table-cell>
          <table:table-cell office:value-type="float" office:value="11206" table:style-name="ce71">
            <text:p><text:s text:c="3"/>11,206</text:p>
          </table:table-cell>
          <table:table-cell office:value-type="float" office:value="17460" table:style-name="ce83">
            <text:p><text:s text:c="3"/>17,460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3 年</text:p>
          </table:table-cell>
          <table:table-cell office:value-type="string" table:style-name="ce72">
            <text:p>男</text:p>
          </table:table-cell>
          <table:table-cell office:value-type="float" office:value="113639" table:style-name="ce84">
            <text:p><text:s text:c="3"/>113,639</text:p>
          </table:table-cell>
          <table:table-cell office:value-type="float" office:value="109450" table:style-name="ce84">
            <text:p><text:s text:c="3"/>109,450</text:p>
          </table:table-cell>
          <table:table-cell office:value-type="float" office:value="4156" table:style-name="ce73">
            <text:p><text:s text:c="3"/>4,156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98704" table:style-name="ce84">
            <text:p><text:s text:c="3"/>98,704</text:p>
          </table:table-cell>
          <table:table-cell office:value-type="float" office:value="5885" table:style-name="ce84">
            <text:p><text:s text:c="3"/>5,885</text:p>
          </table:table-cell>
          <table:table-cell office:value-type="float" office:value="9050" table:style-name="ce8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75">
            <text:p>女</text:p>
          </table:table-cell>
          <table:table-cell office:value-type="float" office:value="102780" table:style-name="ce86">
            <text:p><text:s text:c="3"/>102,780</text:p>
          </table:table-cell>
          <table:table-cell office:value-type="float" office:value="99021" table:style-name="ce86">
            <text:p><text:s text:c="3"/>99,021</text:p>
          </table:table-cell>
          <table:table-cell office:value-type="float" office:value="3731" table:style-name="ce76">
            <text:p><text:s text:c="3"/>3,731</text:p>
          </table:table-cell>
          <table:table-cell office:value-type="float" office:value="28" table:style-name="ce86">
            <text:p><text:s text:c="3"/>28</text:p>
          </table:table-cell>
          <table:table-cell office:value-type="float" office:value="89049" table:style-name="ce86">
            <text:p><text:s text:c="3"/>89,049</text:p>
          </table:table-cell>
          <table:table-cell office:value-type="float" office:value="5321" table:style-name="ce86">
            <text:p><text:s text:c="3"/>5,321</text:p>
          </table:table-cell>
          <table:table-cell office:value-type="float" office:value="8410" table:style-name="ce8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05854" table:style-name="ce71">
            <text:p><text:s text:c="3"/>205,854</text:p>
          </table:table-cell>
          <table:table-cell office:value-type="float" office:value="197572" table:style-name="ce71">
            <text:p><text:s text:c="3"/>197,572</text:p>
          </table:table-cell>
          <table:table-cell office:value-type="float" office:value="8245" table:style-name="ce73">
            <text:p><text:s text:c="3"/>8,245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179345" table:style-name="ce71">
            <text:p><text:s text:c="3"/>179,345</text:p>
          </table:table-cell>
          <table:table-cell office:value-type="float" office:value="10022" table:style-name="ce71">
            <text:p><text:s text:c="3"/>10,022</text:p>
          </table:table-cell>
          <table:table-cell office:value-type="float" office:value="16487" table:style-name="ce83">
            <text:p><text:s text:c="3"/>16,487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4 年</text:p>
          </table:table-cell>
          <table:table-cell office:value-type="string" table:style-name="ce72">
            <text:p>男</text:p>
          </table:table-cell>
          <table:table-cell office:value-type="float" office:value="107378" table:style-name="ce73">
            <text:p><text:s text:c="3"/>107,378</text:p>
          </table:table-cell>
          <table:table-cell office:value-type="float" office:value="103143" table:style-name="ce73">
            <text:p><text:s text:c="3"/>103,143</text:p>
          </table:table-cell>
          <table:table-cell office:value-type="float" office:value="4216" table:style-name="ce73">
            <text:p><text:s text:c="3"/>4,216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93527" table:style-name="ce73">
            <text:p><text:s text:c="3"/>93,527</text:p>
          </table:table-cell>
          <table:table-cell office:value-type="float" office:value="5219" table:style-name="ce73">
            <text:p><text:s text:c="3"/>5,219</text:p>
          </table:table-cell>
          <table:table-cell office:value-type="float" office:value="8632" table:style-name="ce8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88">
            <text:p>女</text:p>
          </table:table-cell>
          <table:table-cell office:value-type="float" office:value="98476" table:style-name="ce76">
            <text:p><text:s text:c="3"/>98,476</text:p>
          </table:table-cell>
          <table:table-cell office:value-type="float" office:value="94429" table:style-name="ce76">
            <text:p><text:s text:c="3"/>94,429</text:p>
          </table:table-cell>
          <table:table-cell office:value-type="float" office:value="4029" table:style-name="ce76">
            <text:p><text:s text:c="3"/>4,029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85818" table:style-name="ce76">
            <text:p><text:s text:c="3"/>85,818</text:p>
          </table:table-cell>
          <table:table-cell office:value-type="float" office:value="4803" table:style-name="ce76">
            <text:p><text:s text:c="3"/>4,803</text:p>
          </table:table-cell>
          <table:table-cell office:value-type="float" office:value="7855" table:style-name="ce8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204459" table:style-name="ce71">
            <text:p><text:s text:c="3"/>204,459</text:p>
          </table:table-cell>
          <table:table-cell office:value-type="float" office:value="195864" table:style-name="ce71">
            <text:p><text:s text:c="3"/>195,864</text:p>
          </table:table-cell>
          <table:table-cell office:value-type="float" office:value="8560" table:style-name="ce71">
            <text:p><text:s text:c="3"/>8,560</text:p>
          </table:table-cell>
          <table:table-cell office:value-type="float" office:value="35" table:style-name="ce71">
            <text:p><text:s text:c="3"/>35</text:p>
          </table:table-cell>
          <table:table-cell office:value-type="float" office:value="180556" table:style-name="ce71">
            <text:p><text:s text:c="3"/>180,556</text:p>
          </table:table-cell>
          <table:table-cell office:value-type="float" office:value="10423" table:style-name="ce71">
            <text:p><text:s text:c="3"/>10,423</text:p>
          </table:table-cell>
          <table:table-cell office:value-type="float" office:value="13480" table:style-name="ce83">
            <text:p><text:s text:c="3"/>13,480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5 年</text:p>
          </table:table-cell>
          <table:table-cell office:value-type="string" table:style-name="ce72">
            <text:p>男</text:p>
          </table:table-cell>
          <table:table-cell office:value-type="float" office:value="106936" table:style-name="ce73">
            <text:p><text:s text:c="3"/>106,936</text:p>
          </table:table-cell>
          <table:table-cell office:value-type="float" office:value="102503" table:style-name="ce73">
            <text:p><text:s text:c="3"/>102,503</text:p>
          </table:table-cell>
          <table:table-cell office:value-type="float" office:value="4414" table:style-name="ce73">
            <text:p><text:s text:c="3"/>4,414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94517" table:style-name="ce73">
            <text:p><text:s text:c="3"/>94,517</text:p>
          </table:table-cell>
          <table:table-cell office:value-type="float" office:value="5479" table:style-name="ce73">
            <text:p><text:s text:c="3"/>5,479</text:p>
          </table:table-cell>
          <table:table-cell office:value-type="float" office:value="6940" table:style-name="ce8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88">
            <text:p>女</text:p>
          </table:table-cell>
          <table:table-cell office:value-type="float" office:value="97523" table:style-name="ce76">
            <text:p><text:s text:c="3"/>97,523</text:p>
          </table:table-cell>
          <table:table-cell office:value-type="float" office:value="93361" table:style-name="ce76">
            <text:p><text:s text:c="3"/>93,361</text:p>
          </table:table-cell>
          <table:table-cell office:value-type="float" office:value="4146" table:style-name="ce76">
            <text:p><text:s text:c="3"/>4,146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86039" table:style-name="ce76">
            <text:p><text:s text:c="3"/>86,039</text:p>
          </table:table-cell>
          <table:table-cell office:value-type="float" office:value="4944" table:style-name="ce76">
            <text:p><text:s text:c="3"/>4,944</text:p>
          </table:table-cell>
          <table:table-cell office:value-type="float" office:value="6540" table:style-name="ce8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204414" table:style-name="ce71">
            <text:p><text:s text:c="3"/>204,414</text:p>
          </table:table-cell>
          <table:table-cell office:value-type="float" office:value="195375" table:style-name="ce71">
            <text:p><text:s text:c="3"/>195,375</text:p>
          </table:table-cell>
          <table:table-cell office:value-type="float" office:value="8979" table:style-name="ce71">
            <text:p><text:s text:c="3"/>8,979</text:p>
          </table:table-cell>
          <table:table-cell office:value-type="float" office:value="60" table:style-name="ce71">
            <text:p><text:s text:c="3"/>60</text:p>
          </table:table-cell>
          <table:table-cell office:value-type="float" office:value="183509" table:style-name="ce71">
            <text:p><text:s text:c="3"/>183,509</text:p>
          </table:table-cell>
          <table:table-cell office:value-type="float" office:value="10117" table:style-name="ce71">
            <text:p><text:s text:c="3"/>10,117</text:p>
          </table:table-cell>
          <table:table-cell office:value-type="float" office:value="10788" table:style-name="ce83">
            <text:p><text:s text:c="3"/>10,788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6 年</text:p>
          </table:table-cell>
          <table:table-cell office:value-type="string" table:style-name="ce72">
            <text:p>男</text:p>
          </table:table-cell>
          <table:table-cell office:value-type="float" office:value="106898" table:style-name="ce73">
            <text:p><text:s text:c="3"/>106,898</text:p>
          </table:table-cell>
          <table:table-cell office:value-type="float" office:value="102245" table:style-name="ce73">
            <text:p><text:s text:c="3"/>102,245</text:p>
          </table:table-cell>
          <table:table-cell office:value-type="float" office:value="4617" table:style-name="ce73">
            <text:p><text:s text:c="3"/>4,617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95896" table:style-name="ce73">
            <text:p><text:s text:c="3"/>95,896</text:p>
          </table:table-cell>
          <table:table-cell office:value-type="float" office:value="5328" table:style-name="ce73">
            <text:p><text:s text:c="3"/>5,328</text:p>
          </table:table-cell>
          <table:table-cell office:value-type="float" office:value="5674" table:style-name="ce8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90">
            <text:p>女</text:p>
          </table:table-cell>
          <table:table-cell office:value-type="float" office:value="97516" table:style-name="ce76">
            <text:p><text:s text:c="3"/>97,516</text:p>
          </table:table-cell>
          <table:table-cell office:value-type="float" office:value="93130" table:style-name="ce76">
            <text:p><text:s text:c="3"/>93,130</text:p>
          </table:table-cell>
          <table:table-cell office:value-type="float" office:value="4362" table:style-name="ce76">
            <text:p><text:s text:c="3"/>4,362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87613" table:style-name="ce76">
            <text:p><text:s text:c="3"/>87,613</text:p>
          </table:table-cell>
          <table:table-cell office:value-type="float" office:value="4789" table:style-name="ce76">
            <text:p><text:s text:c="3"/>4,789</text:p>
          </table:table-cell>
          <table:table-cell office:value-type="float" office:value="5114" table:style-name="ce8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2"/>
          <table:table-cell office:value-type="string" table:style-name="ce70">
            <text:p>計</text:p>
          </table:table-cell>
          <table:table-cell office:value-type="float" office:value="198733" table:style-name="ce91">
            <text:p><text:s text:c="3"/>198,733</text:p>
          </table:table-cell>
          <table:table-cell office:value-type="float" office:value="190498" table:style-name="ce91">
            <text:p><text:s text:c="3"/>190,498</text:p>
          </table:table-cell>
          <table:table-cell office:value-type="float" office:value="8195" table:style-name="ce91">
            <text:p><text:s text:c="3"/>8,195</text:p>
          </table:table-cell>
          <table:table-cell office:value-type="float" office:value="40" table:style-name="ce91">
            <text:p><text:s text:c="3"/>40</text:p>
          </table:table-cell>
          <table:table-cell office:value-type="float" office:value="179647" table:style-name="ce91">
            <text:p><text:s text:c="3"/>179,647</text:p>
          </table:table-cell>
          <table:table-cell office:value-type="float" office:value="9834" table:style-name="ce91">
            <text:p><text:s text:c="3"/>9,834</text:p>
          </table:table-cell>
          <table:table-cell office:value-type="float" office:value="9252" table:style-name="ce92">
            <text:p><text:s text:c="3"/>9,252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7 年</text:p>
          </table:table-cell>
          <table:table-cell office:value-type="string" table:style-name="ce72">
            <text:p>男</text:p>
          </table:table-cell>
          <table:table-cell office:value-type="float" office:value="103937" table:style-name="ce93">
            <text:p><text:s text:c="3"/>103,937</text:p>
          </table:table-cell>
          <table:table-cell office:value-type="float" office:value="99790" table:style-name="ce93">
            <text:p><text:s text:c="3"/>99,790</text:p>
          </table:table-cell>
          <table:table-cell office:value-type="float" office:value="4124" table:style-name="ce93">
            <text:p><text:s text:c="3"/>4,124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93858" table:style-name="ce93">
            <text:p><text:s text:c="3"/>93,858</text:p>
          </table:table-cell>
          <table:table-cell office:value-type="float" office:value="5211" table:style-name="ce93">
            <text:p><text:s text:c="3"/>5,211</text:p>
          </table:table-cell>
          <table:table-cell office:value-type="float" office:value="4868" table:style-name="ce8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5"/>
          <table:table-cell office:value-type="string" table:style-name="ce88">
            <text:p>女</text:p>
          </table:table-cell>
          <table:table-cell office:value-type="float" office:value="94796" table:style-name="ce94">
            <text:p><text:s text:c="3"/>94,796</text:p>
          </table:table-cell>
          <table:table-cell office:value-type="float" office:value="90708" table:style-name="ce94">
            <text:p><text:s text:c="3"/>90,708</text:p>
          </table:table-cell>
          <table:table-cell office:value-type="float" office:value="4071" table:style-name="ce94">
            <text:p><text:s text:c="3"/>4,071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85789" table:style-name="ce94">
            <text:p><text:s text:c="3"/>85,789</text:p>
          </table:table-cell>
          <table:table-cell office:value-type="float" office:value="4623" table:style-name="ce94">
            <text:p><text:s text:c="3"/>4,623</text:p>
          </table:table-cell>
          <table:table-cell office:value-type="float" office:value="4384" table:style-name="ce8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79"/>
          <table:table-cell office:value-type="string" table:style-name="ce70">
            <text:p>計</text:p>
          </table:table-cell>
          <table:table-cell office:value-type="float" office:value="191310" table:style-name="ce71">
            <text:p><text:s text:c="3"/>191,310</text:p>
          </table:table-cell>
          <table:table-cell office:value-type="float" office:value="183801" table:style-name="ce71">
            <text:p><text:s text:c="3"/>183,801</text:p>
          </table:table-cell>
          <table:table-cell office:value-type="float" office:value="7472" table:style-name="ce71">
            <text:p><text:s text:c="3"/>7,472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174698" table:style-name="ce71">
            <text:p><text:s text:c="3"/>174,698</text:p>
          </table:table-cell>
          <table:table-cell office:value-type="float" office:value="8871" table:style-name="ce71">
            <text:p><text:s text:c="3"/>8,871</text:p>
          </table:table-cell>
          <table:table-cell office:value-type="float" office:value="7741" table:style-name="ce83">
            <text:p><text:s text:c="3"/>7,741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8 年</text:p>
          </table:table-cell>
          <table:table-cell office:value-type="string" table:style-name="ce72">
            <text:p>男</text:p>
          </table:table-cell>
          <table:table-cell office:value-type="float" office:value="99492" table:style-name="ce73">
            <text:p><text:s text:c="3"/>99,492</text:p>
          </table:table-cell>
          <table:table-cell office:value-type="float" office:value="95644" table:style-name="ce73">
            <text:p><text:s text:c="3"/>95,644</text:p>
          </table:table-cell>
          <table:table-cell office:value-type="float" office:value="3827" table:style-name="ce73">
            <text:p><text:s text:c="3"/>3,827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90797" table:style-name="ce73">
            <text:p><text:s text:c="3"/>90,797</text:p>
          </table:table-cell>
          <table:table-cell office:value-type="float" office:value="4633" table:style-name="ce73">
            <text:p><text:s text:c="3"/>4,633</text:p>
          </table:table-cell>
          <table:table-cell office:value-type="float" office:value="4062" table:style-name="ce8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81"/>
          <table:table-cell office:value-type="string" table:style-name="ce88">
            <text:p>女</text:p>
          </table:table-cell>
          <table:table-cell office:value-type="float" office:value="91818" table:style-name="ce76">
            <text:p><text:s text:c="3"/>91,818</text:p>
          </table:table-cell>
          <table:table-cell office:value-type="float" office:value="88157" table:style-name="ce76">
            <text:p><text:s text:c="3"/>88,157</text:p>
          </table:table-cell>
          <table:table-cell office:value-type="float" office:value="3645" table:style-name="ce76">
            <text:p><text:s text:c="3"/>3,645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83901" table:style-name="ce76">
            <text:p><text:s text:c="3"/>83,901</text:p>
          </table:table-cell>
          <table:table-cell office:value-type="float" office:value="4238" table:style-name="ce76">
            <text:p><text:s text:c="3"/>4,238</text:p>
          </table:table-cell>
          <table:table-cell office:value-type="float" office:value="3679" table:style-name="ce8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95"/>
          <table:table-cell office:value-type="string" table:style-name="ce96">
            <text:p>計</text:p>
          </table:table-cell>
          <table:table-cell office:value-type="float" office:value="166886" table:style-name="ce91">
            <text:p><text:s text:c="3"/>166,886</text:p>
          </table:table-cell>
          <table:table-cell office:value-type="float" office:value="159328" table:style-name="ce91">
            <text:p><text:s text:c="3"/>159,328</text:p>
          </table:table-cell>
          <table:table-cell office:value-type="float" office:value="7532" table:style-name="ce91">
            <text:p><text:s text:c="3"/>7,532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152363" table:style-name="ce91">
            <text:p><text:s text:c="3"/>152,363</text:p>
          </table:table-cell>
          <table:table-cell office:value-type="float" office:value="8185" table:style-name="ce91">
            <text:p><text:s text:c="3"/>8,185</text:p>
          </table:table-cell>
          <table:table-cell office:value-type="float" office:value="6338" table:style-name="ce84">
            <text:p><text:s text:c="3"/>6,338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80">
            <text:p>99 年</text:p>
          </table:table-cell>
          <table:table-cell office:value-type="string" table:style-name="ce97">
            <text:p>男</text:p>
          </table:table-cell>
          <table:table-cell office:value-type="float" office:value="87213" table:style-name="ce93">
            <text:p><text:s text:c="3"/>87,213</text:p>
          </table:table-cell>
          <table:table-cell office:value-type="float" office:value="83286" table:style-name="ce93">
            <text:p><text:s text:c="3"/>83,286</text:p>
          </table:table-cell>
          <table:table-cell office:value-type="float" office:value="3914" table:style-name="ce93">
            <text:p><text:s text:c="3"/>3,91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79528" table:style-name="ce93">
            <text:p><text:s text:c="3"/>79,528</text:p>
          </table:table-cell>
          <table:table-cell office:value-type="float" office:value="4319" table:style-name="ce93">
            <text:p><text:s text:c="3"/>4,319</text:p>
          </table:table-cell>
          <table:table-cell office:value-type="float" office:value="3366" table:style-name="ce8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table:style-name="ce98"/>
          <table:table-cell office:value-type="string" table:style-name="ce97">
            <text:p>女</text:p>
          </table:table-cell>
          <table:table-cell office:value-type="float" office:value="79673" table:style-name="ce94">
            <text:p><text:s text:c="3"/>79,673</text:p>
          </table:table-cell>
          <table:table-cell office:value-type="float" office:value="76042" table:style-name="ce94">
            <text:p><text:s text:c="3"/>76,042</text:p>
          </table:table-cell>
          <table:table-cell office:value-type="float" office:value="3618" table:style-name="ce94">
            <text:p><text:s text:c="3"/>3,618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72835" table:style-name="ce94">
            <text:p><text:s text:c="3"/>72,835</text:p>
          </table:table-cell>
          <table:table-cell office:value-type="float" office:value="3866" table:style-name="ce94">
            <text:p><text:s text:c="3"/>3,866</text:p>
          </table:table-cell>
          <table:table-cell office:value-type="float" office:value="2972" table:style-name="ce8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4">
            <text:p>100年</text:p>
          </table:table-cell>
          <table:table-cell office:value-type="string" table:style-name="ce70">
            <text:p>計</text:p>
          </table:table-cell>
          <table:table-cell office:value-type="float" office:value="196627" table:style-name="ce71">
            <text:p><text:s text:c="3"/>196,627</text:p>
          </table:table-cell>
          <table:table-cell office:value-type="float" office:value="189162" table:style-name="ce71">
            <text:p><text:s text:c="3"/>189,162</text:p>
          </table:table-cell>
          <table:table-cell office:value-type="float" office:value="7452" table:style-name="ce71">
            <text:p><text:s text:c="3"/>7,452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181230" table:style-name="ce71">
            <text:p><text:s text:c="3"/>181,230</text:p>
          </table:table-cell>
          <table:table-cell office:value-type="float" office:value="8937" table:style-name="ce71">
            <text:p><text:s text:c="3"/>8,937</text:p>
          </table:table-cell>
          <table:table-cell office:value-type="float" office:value="6460" table:style-name="ce83">
            <text:p><text:s text:c="3"/>6,460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1943" table:style-name="ce73">
            <text:p><text:s text:c="3"/>101,943</text:p>
          </table:table-cell>
          <table:table-cell office:value-type="float" office:value="98098" table:style-name="ce73">
            <text:p><text:s text:c="3"/>98,098</text:p>
          </table:table-cell>
          <table:table-cell office:value-type="float" office:value="3838" table:style-name="ce73">
            <text:p><text:s text:c="3"/>3,838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93982" table:style-name="ce73">
            <text:p><text:s text:c="3"/>93,982</text:p>
          </table:table-cell>
          <table:table-cell office:value-type="float" office:value="4676" table:style-name="ce73">
            <text:p><text:s text:c="3"/>4,676</text:p>
          </table:table-cell>
          <table:table-cell office:value-type="float" office:value="3285" table:style-name="ce8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94684" table:style-name="ce76">
            <text:p><text:s text:c="3"/>94,684</text:p>
          </table:table-cell>
          <table:table-cell office:value-type="float" office:value="91064" table:style-name="ce76">
            <text:p><text:s text:c="3"/>91,064</text:p>
          </table:table-cell>
          <table:table-cell office:value-type="float" office:value="3614" table:style-name="ce76">
            <text:p><text:s text:c="3"/>3,614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87248" table:style-name="ce76">
            <text:p><text:s text:c="3"/>87,248</text:p>
          </table:table-cell>
          <table:table-cell office:value-type="float" office:value="4261" table:style-name="ce76">
            <text:p><text:s text:c="3"/>4,261</text:p>
          </table:table-cell>
          <table:table-cell office:value-type="float" office:value="3175" table:style-name="ce8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4">
            <text:p>101年</text:p>
          </table:table-cell>
          <table:table-cell office:value-type="string" table:style-name="ce70">
            <text:p>計</text:p>
          </table:table-cell>
          <table:table-cell office:value-type="float" office:value="229481" table:style-name="ce71">
            <text:p><text:s text:c="3"/>229,481</text:p>
          </table:table-cell>
          <table:table-cell office:value-type="float" office:value="221213" table:style-name="ce71">
            <text:p><text:s text:c="3"/>221,213</text:p>
          </table:table-cell>
          <table:table-cell office:value-type="float" office:value="8250" table:style-name="ce71">
            <text:p><text:s text:c="3"/>8,250</text:p>
          </table:table-cell>
          <table:table-cell office:value-type="float" office:value="18" table:style-name="ce71">
            <text:p><text:s text:c="3"/>18</text:p>
          </table:table-cell>
          <table:table-cell office:value-type="float" office:value="212186" table:style-name="ce71">
            <text:p><text:s text:c="3"/>212,186</text:p>
          </table:table-cell>
          <table:table-cell office:value-type="float" office:value="10056" table:style-name="ce71">
            <text:p><text:s text:c="3"/>10,056</text:p>
          </table:table-cell>
          <table:table-cell office:value-type="float" office:value="7239" table:style-name="ce83">
            <text:p><text:s text:c="3"/>7,239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4">
            <text:p><text:s text:c="3"/>…</text:p>
          </table:table-cell>
          <table:table-cell office:value-type="string" table:number-columns-spanned="1" table:number-rows-spanned="3" table:style-name="ce135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18848" table:style-name="ce73">
            <text:p><text:s text:c="3"/>118,848</text:p>
          </table:table-cell>
          <table:table-cell office:value-type="float" office:value="114511" table:style-name="ce73">
            <text:p><text:s text:c="3"/>114,511</text:p>
          </table:table-cell>
          <table:table-cell office:value-type="float" office:value="4325" table:style-name="ce73">
            <text:p><text:s text:c="3"/>4,325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109821" table:style-name="ce73">
            <text:p><text:s text:c="3"/>109,821</text:p>
          </table:table-cell>
          <table:table-cell office:value-type="float" office:value="5269" table:style-name="ce73">
            <text:p><text:s text:c="3"/>5,269</text:p>
          </table:table-cell>
          <table:table-cell office:value-type="float" office:value="3758" table:style-name="ce8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10633" table:style-name="ce76">
            <text:p><text:s text:c="3"/>110,633</text:p>
          </table:table-cell>
          <table:table-cell office:value-type="float" office:value="106702" table:style-name="ce76">
            <text:p><text:s text:c="3"/>106,702</text:p>
          </table:table-cell>
          <table:table-cell office:value-type="float" office:value="3925" table:style-name="ce76">
            <text:p><text:s text:c="3"/>3,92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02365" table:style-name="ce76">
            <text:p><text:s text:c="3"/>102,365</text:p>
          </table:table-cell>
          <table:table-cell office:value-type="float" office:value="4787" table:style-name="ce76">
            <text:p><text:s text:c="3"/>4,787</text:p>
          </table:table-cell>
          <table:table-cell office:value-type="float" office:value="3481" table:style-name="ce8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4">
            <text:p>102年</text:p>
          </table:table-cell>
          <table:table-cell office:value-type="string" table:style-name="ce70">
            <text:p>計</text:p>
          </table:table-cell>
          <table:table-cell office:value-type="float" office:value="199113" table:style-name="ce71">
            <text:p><text:s text:c="3"/>199,113</text:p>
          </table:table-cell>
          <table:table-cell office:value-type="float" office:value="191137" table:style-name="ce71">
            <text:p><text:s text:c="3"/>191,137</text:p>
          </table:table-cell>
          <table:table-cell office:value-type="float" office:value="7964" table:style-name="ce71">
            <text:p><text:s text:c="3"/>7,964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185194" table:style-name="ce71">
            <text:p><text:s text:c="3"/>185,194</text:p>
          </table:table-cell>
          <table:table-cell office:value-type="float" office:value="8035" table:style-name="ce71">
            <text:p><text:s text:c="3"/>8,035</text:p>
          </table:table-cell>
          <table:table-cell office:value-type="float" office:value="5884" table:style-name="ce83">
            <text:p><text:s text:c="3"/>5,884</text:p>
          </table:table-cell>
          <table:table-cell office:value-type="string" table:number-columns-spanned="1" table:number-rows-spanned="3" table:style-name="ce192">
            <text:p><text:s text:c="3"/>…</text:p>
          </table:table-cell>
          <table:table-cell office:value-type="string" table:number-columns-spanned="1" table:number-rows-spanned="3" table:style-name="ce192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3120" table:style-name="ce73">
            <text:p><text:s text:c="3"/>103,120</text:p>
          </table:table-cell>
          <table:table-cell office:value-type="float" office:value="99037" table:style-name="ce73">
            <text:p><text:s text:c="3"/>99,037</text:p>
          </table:table-cell>
          <table:table-cell office:value-type="float" office:value="4078" table:style-name="ce73">
            <text:p><text:s text:c="3"/>4,07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95857" table:style-name="ce73">
            <text:p><text:s text:c="3"/>95,857</text:p>
          </table:table-cell>
          <table:table-cell office:value-type="float" office:value="4213" table:style-name="ce73">
            <text:p><text:s text:c="3"/>4,213</text:p>
          </table:table-cell>
          <table:table-cell office:value-type="float" office:value="3050" table:style-name="ce8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95993" table:style-name="ce76">
            <text:p><text:s text:c="3"/>95,993</text:p>
          </table:table-cell>
          <table:table-cell office:value-type="float" office:value="92100" table:style-name="ce76">
            <text:p><text:s text:c="3"/>92,100</text:p>
          </table:table-cell>
          <table:table-cell office:value-type="float" office:value="3886" table:style-name="ce76">
            <text:p><text:s text:c="3"/>3,88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89337" table:style-name="ce76">
            <text:p><text:s text:c="3"/>89,337</text:p>
          </table:table-cell>
          <table:table-cell office:value-type="float" office:value="3822" table:style-name="ce76">
            <text:p><text:s text:c="3"/>3,822</text:p>
          </table:table-cell>
          <table:table-cell office:value-type="float" office:value="2834" table:style-name="ce8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7">
            <text:p>103年</text:p>
          </table:table-cell>
          <table:table-cell office:value-type="string" table:style-name="ce70">
            <text:p>計</text:p>
          </table:table-cell>
          <table:table-cell office:value-type="float" office:value="210383" table:style-name="ce99">
            <text:p><text:s text:c="3"/>210,383</text:p>
          </table:table-cell>
          <table:table-cell office:value-type="float" office:value="202534" table:style-name="ce99">
            <text:p><text:s text:c="3"/>202,534</text:p>
          </table:table-cell>
          <table:table-cell office:value-type="float" office:value="7842" table:style-name="ce99">
            <text:p><text:s text:c="3"/>7,842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96545" table:style-name="ce99">
            <text:p><text:s text:c="3"/>196,545</text:p>
          </table:table-cell>
          <table:table-cell office:value-type="float" office:value="8151" table:style-name="ce99">
            <text:p><text:s text:c="3"/>8,151</text:p>
          </table:table-cell>
          <table:table-cell office:value-type="float" office:value="5687" table:style-name="ce99">
            <text:p><text:s text:c="3"/>5,687</text:p>
          </table:table-cell>
          <table:table-cell office:value-type="float" office:value="207864" table:style-name="ce25">
            <text:p><text:s text:c="3"/>207,864</text:p>
          </table:table-cell>
          <table:table-cell office:value-type="float" office:value="665" table:style-name="ce25">
            <text:p><text:s text:c="3"/>665</text:p>
          </table:table-cell>
          <table:table-cell office:value-type="float" office:value="1854" table:style-name="ce24">
            <text:p><text:s text:c="3"/>1,854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08817" table:style-name="ce100">
            <text:p><text:s text:c="3"/>108,817</text:p>
          </table:table-cell>
          <table:table-cell office:value-type="float" office:value="104718" table:style-name="ce100">
            <text:p><text:s text:c="3"/>104,718</text:p>
          </table:table-cell>
          <table:table-cell office:value-type="float" office:value="4096" table:style-name="ce100">
            <text:p><text:s text:c="3"/>4,096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101555" table:style-name="ce100">
            <text:p><text:s text:c="3"/>101,555</text:p>
          </table:table-cell>
          <table:table-cell office:value-type="float" office:value="4278" table:style-name="ce100">
            <text:p><text:s text:c="3"/>4,278</text:p>
          </table:table-cell>
          <table:table-cell office:value-type="float" office:value="2984" table:style-name="ce100">
            <text:p><text:s text:c="3"/>2,984</text:p>
          </table:table-cell>
          <table:table-cell office:value-type="float" office:value="107513" table:style-name="ce23">
            <text:p><text:s text:c="3"/>107,513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955" table:style-name="ce22">
            <text:p><text:s text:c="3"/>95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01566" table:style-name="ce101">
            <text:p><text:s text:c="3"/>101,566</text:p>
          </table:table-cell>
          <table:table-cell office:value-type="float" office:value="97816" table:style-name="ce101">
            <text:p><text:s text:c="3"/>97,816</text:p>
          </table:table-cell>
          <table:table-cell office:value-type="float" office:value="3746" table:style-name="ce101">
            <text:p><text:s text:c="3"/>3,746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94990" table:style-name="ce101">
            <text:p><text:s text:c="3"/>94,990</text:p>
          </table:table-cell>
          <table:table-cell office:value-type="float" office:value="3873" table:style-name="ce101">
            <text:p><text:s text:c="3"/>3,873</text:p>
          </table:table-cell>
          <table:table-cell office:value-type="float" office:value="2703" table:style-name="ce101">
            <text:p><text:s text:c="3"/>2,703</text:p>
          </table:table-cell>
          <table:table-cell office:value-type="float" office:value="100351" table:style-name="ce21">
            <text:p><text:s text:c="3"/>100,351</text:p>
          </table:table-cell>
          <table:table-cell office:value-type="float" office:value="316" table:style-name="ce21">
            <text:p><text:s text:c="3"/>316</text:p>
          </table:table-cell>
          <table:table-cell office:value-type="float" office:value="899" table:style-name="ce20">
            <text:p><text:s text:c="3"/>899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7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213598" table:style-name="ce71">
            <text:p><text:s text:c="3"/>213,598</text:p>
          </table:table-cell>
          <table:table-cell office:value-type="float" office:value="205540" table:style-name="ce71">
            <text:p><text:s text:c="3"/>205,540</text:p>
          </table:table-cell>
          <table:table-cell office:value-type="float" office:value="8050" table:style-name="ce71">
            <text:p><text:s text:c="3"/>8,050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00345" table:style-name="ce71">
            <text:p><text:s text:c="3"/>200,345</text:p>
          </table:table-cell>
          <table:table-cell office:value-type="float" office:value="7340" table:style-name="ce71">
            <text:p><text:s text:c="3"/>7,340</text:p>
          </table:table-cell>
          <table:table-cell office:value-type="float" office:value="5913" table:style-name="ce71">
            <text:p><text:s text:c="3"/>5,913</text:p>
          </table:table-cell>
          <table:table-cell office:value-type="float" office:value="210969" table:style-name="ce71">
            <text:p><text:s text:c="3"/>210,969</text:p>
          </table:table-cell>
          <table:table-cell office:value-type="float" office:value="714" table:style-name="ce71">
            <text:p><text:s text:c="3"/>714</text:p>
          </table:table-cell>
          <table:table-cell office:value-type="float" office:value="1915" table:style-name="ce83">
            <text:p><text:s text:c="3"/>1,91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11041" table:style-name="ce73">
            <text:p><text:s text:c="3"/>111,041</text:p>
          </table:table-cell>
          <table:table-cell office:value-type="float" office:value="106764" table:style-name="ce73">
            <text:p><text:s text:c="3"/>106,764</text:p>
          </table:table-cell>
          <table:table-cell office:value-type="float" office:value="4274" table:style-name="ce73">
            <text:p><text:s text:c="3"/>4,27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04082" table:style-name="ce73">
            <text:p><text:s text:c="3"/>104,082</text:p>
          </table:table-cell>
          <table:table-cell office:value-type="float" office:value="3890" table:style-name="ce73">
            <text:p><text:s text:c="3"/>3,890</text:p>
          </table:table-cell>
          <table:table-cell office:value-type="float" office:value="3069" table:style-name="ce73">
            <text:p><text:s text:c="3"/>3,069</text:p>
          </table:table-cell>
          <table:table-cell office:value-type="float" office:value="109651" table:style-name="ce73">
            <text:p><text:s text:c="3"/>109,651</text:p>
          </table:table-cell>
          <table:table-cell office:value-type="float" office:value="380" table:style-name="ce73">
            <text:p><text:s text:c="3"/>380</text:p>
          </table:table-cell>
          <table:table-cell office:value-type="float" office:value="1010" table:style-name="ce87">
            <text:p><text:s text:c="3"/>1,010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102557" table:style-name="ce76">
            <text:p><text:s text:c="3"/>102,557</text:p>
          </table:table-cell>
          <table:table-cell office:value-type="float" office:value="98776" table:style-name="ce76">
            <text:p><text:s text:c="3"/>98,776</text:p>
          </table:table-cell>
          <table:table-cell office:value-type="float" office:value="3776" table:style-name="ce76">
            <text:p><text:s text:c="3"/>3,77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96263" table:style-name="ce76">
            <text:p><text:s text:c="3"/>96,263</text:p>
          </table:table-cell>
          <table:table-cell office:value-type="float" office:value="3450" table:style-name="ce76">
            <text:p><text:s text:c="3"/>3,450</text:p>
          </table:table-cell>
          <table:table-cell office:value-type="float" office:value="2844" table:style-name="ce76">
            <text:p><text:s text:c="3"/>2,844</text:p>
          </table:table-cell>
          <table:table-cell office:value-type="float" office:value="101318" table:style-name="ce76">
            <text:p><text:s text:c="3"/>101,318</text:p>
          </table:table-cell>
          <table:table-cell office:value-type="float" office:value="334" table:style-name="ce76">
            <text:p><text:s text:c="3"/>334</text:p>
          </table:table-cell>
          <table:table-cell office:value-type="float" office:value="905" table:style-name="ce89">
            <text:p><text:s text:c="3"/>905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78">
            <text:p>105年</text:p>
          </table:table-cell>
          <table:table-cell office:value-type="string" table:style-name="ce102">
            <text:p>計</text:p>
          </table:table-cell>
          <table:table-cell office:value-type="float" office:value="208440" table:style-name="ce103">
            <text:p><text:s text:c="3"/>208,440</text:p>
          </table:table-cell>
          <table:table-cell office:value-type="float" office:value="200553" table:style-name="ce103">
            <text:p><text:s text:c="3"/>200,553</text:p>
          </table:table-cell>
          <table:table-cell office:value-type="float" office:value="7879" table:style-name="ce103">
            <text:p><text:s text:c="3"/>7,879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95557" table:style-name="ce103">
            <text:p><text:s text:c="3"/>195,557</text:p>
          </table:table-cell>
          <table:table-cell office:value-type="float" office:value="6940" table:style-name="ce103">
            <text:p><text:s text:c="3"/>6,940</text:p>
          </table:table-cell>
          <table:table-cell office:value-type="float" office:value="5943" table:style-name="ce103">
            <text:p><text:s text:c="3"/>5,943</text:p>
          </table:table-cell>
          <table:table-cell office:value-type="float" office:value="205770" table:style-name="ce103">
            <text:p><text:s text:c="3"/>205,770</text:p>
          </table:table-cell>
          <table:table-cell office:value-type="float" office:value="778" table:style-name="ce103">
            <text:p><text:s text:c="3"/>778</text:p>
          </table:table-cell>
          <table:table-cell office:value-type="float" office:value="1892" table:style-name="ce104">
            <text:p><text:s text:c="3"/>1,892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108133" table:style-name="ce106">
            <text:p><text:s text:c="3"/>108,133</text:p>
          </table:table-cell>
          <table:table-cell office:value-type="float" office:value="104131" table:style-name="ce106">
            <text:p><text:s text:c="3"/>104,131</text:p>
          </table:table-cell>
          <table:table-cell office:value-type="float" office:value="3998" table:style-name="ce106">
            <text:p><text:s text:c="3"/>3,99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101410" table:style-name="ce106">
            <text:p><text:s text:c="3"/>101,410</text:p>
          </table:table-cell>
          <table:table-cell office:value-type="float" office:value="3661" table:style-name="ce106">
            <text:p><text:s text:c="3"/>3,661</text:p>
          </table:table-cell>
          <table:table-cell office:value-type="float" office:value="3062" table:style-name="ce106">
            <text:p><text:s text:c="3"/>3,062</text:p>
          </table:table-cell>
          <table:table-cell office:value-type="float" office:value="106770" table:style-name="ce106">
            <text:p><text:s text:c="3"/>106,770</text:p>
          </table:table-cell>
          <table:table-cell office:value-type="float" office:value="408" table:style-name="ce106">
            <text:p><text:s text:c="3"/>408</text:p>
          </table:table-cell>
          <table:table-cell office:value-type="float" office:value="955" table:style-name="ce107">
            <text:p><text:s text:c="3"/>95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100307" table:style-name="ce106">
            <text:p><text:s text:c="3"/>100,307</text:p>
          </table:table-cell>
          <table:table-cell office:value-type="float" office:value="96422" table:style-name="ce106">
            <text:p><text:s text:c="3"/>96,422</text:p>
          </table:table-cell>
          <table:table-cell office:value-type="float" office:value="3881" table:style-name="ce106">
            <text:p><text:s text:c="3"/>3,88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94147" table:style-name="ce106">
            <text:p><text:s text:c="3"/>94,147</text:p>
          </table:table-cell>
          <table:table-cell office:value-type="float" office:value="3279" table:style-name="ce106">
            <text:p><text:s text:c="3"/>3,279</text:p>
          </table:table-cell>
          <table:table-cell office:value-type="float" office:value="2881" table:style-name="ce106">
            <text:p><text:s text:c="3"/>2,881</text:p>
          </table:table-cell>
          <table:table-cell office:value-type="float" office:value="99000" table:style-name="ce106">
            <text:p><text:s text:c="3"/>99,000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937" table:style-name="ce107">
            <text:p><text:s text:c="3"/>937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78">
            <text:p>106年</text:p>
          </table:table-cell>
          <table:table-cell office:value-type="string" table:style-name="ce102">
            <text:p>計</text:p>
          </table:table-cell>
          <table:table-cell office:value-type="float" office:value="193844" table:style-name="ce103">
            <text:p><text:s text:c="3"/>193,844</text:p>
          </table:table-cell>
          <table:table-cell office:value-type="float" office:value="186425" table:style-name="ce103">
            <text:p><text:s text:c="3"/>186,425</text:p>
          </table:table-cell>
          <table:table-cell office:value-type="float" office:value="7411" table:style-name="ce103">
            <text:p><text:s text:c="3"/>7,411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82066" table:style-name="ce103">
            <text:p><text:s text:c="3"/>182,066</text:p>
          </table:table-cell>
          <table:table-cell office:value-type="float" office:value="5753" table:style-name="ce103">
            <text:p><text:s text:c="3"/>5,753</text:p>
          </table:table-cell>
          <table:table-cell office:value-type="float" office:value="6025" table:style-name="ce103">
            <text:p><text:s text:c="3"/>6,025</text:p>
          </table:table-cell>
          <table:table-cell office:value-type="float" office:value="191285" table:style-name="ce103">
            <text:p><text:s text:c="3"/>191,285</text:p>
          </table:table-cell>
          <table:table-cell office:value-type="float" office:value="732" table:style-name="ce103">
            <text:p><text:s text:c="3"/>732</text:p>
          </table:table-cell>
          <table:table-cell office:value-type="float" office:value="1827" table:style-name="ce104">
            <text:p><text:s text:c="3"/>1,827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100477" table:style-name="ce106">
            <text:p><text:s text:c="3"/>100,477</text:p>
          </table:table-cell>
          <table:table-cell office:value-type="float" office:value="96723" table:style-name="ce106">
            <text:p><text:s text:c="3"/>96,723</text:p>
          </table:table-cell>
          <table:table-cell office:value-type="float" office:value="3750" table:style-name="ce106">
            <text:p><text:s text:c="3"/>3,750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94400" table:style-name="ce106">
            <text:p><text:s text:c="3"/>94,400</text:p>
          </table:table-cell>
          <table:table-cell office:value-type="float" office:value="2949" table:style-name="ce106">
            <text:p><text:s text:c="3"/>2,949</text:p>
          </table:table-cell>
          <table:table-cell office:value-type="float" office:value="3128" table:style-name="ce106">
            <text:p><text:s text:c="3"/>3,128</text:p>
          </table:table-cell>
          <table:table-cell office:value-type="float" office:value="99162" table:style-name="ce106">
            <text:p><text:s text:c="3"/>99,162</text:p>
          </table:table-cell>
          <table:table-cell office:value-type="float" office:value="362" table:style-name="ce106">
            <text:p><text:s text:c="3"/>362</text:p>
          </table:table-cell>
          <table:table-cell office:value-type="float" office:value="953" table:style-name="ce107">
            <text:p><text:s text:c="3"/>953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93367" table:style-name="ce106">
            <text:p><text:s text:c="3"/>93,367</text:p>
          </table:table-cell>
          <table:table-cell office:value-type="float" office:value="89702" table:style-name="ce106">
            <text:p><text:s text:c="3"/>89,702</text:p>
          </table:table-cell>
          <table:table-cell office:value-type="float" office:value="3661" table:style-name="ce106">
            <text:p><text:s text:c="3"/>3,66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7666" table:style-name="ce106">
            <text:p><text:s text:c="3"/>87,666</text:p>
          </table:table-cell>
          <table:table-cell office:value-type="float" office:value="2804" table:style-name="ce106">
            <text:p><text:s text:c="3"/>2,804</text:p>
          </table:table-cell>
          <table:table-cell office:value-type="float" office:value="2897" table:style-name="ce106">
            <text:p><text:s text:c="3"/>2,897</text:p>
          </table:table-cell>
          <table:table-cell office:value-type="float" office:value="92123" table:style-name="ce106">
            <text:p><text:s text:c="3"/>92,123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874" table:style-name="ce107">
            <text:p><text:s text:c="3"/>874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78">
            <text:p>107年</text:p>
          </table:table-cell>
          <table:table-cell office:value-type="string" table:style-name="ce102">
            <text:p>計</text:p>
          </table:table-cell>
          <table:table-cell office:value-type="float" office:value="181601" table:style-name="ce103">
            <text:p><text:s text:c="3"/>181,601</text:p>
          </table:table-cell>
          <table:table-cell office:value-type="float" office:value="174472" table:style-name="ce103">
            <text:p><text:s text:c="3"/>174,472</text:p>
          </table:table-cell>
          <table:table-cell office:value-type="float" office:value="7122" table:style-name="ce103">
            <text:p><text:s text:c="3"/>7,122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70433" table:style-name="ce103">
            <text:p><text:s text:c="3"/>170,433</text:p>
          </table:table-cell>
          <table:table-cell office:value-type="float" office:value="4827" table:style-name="ce103">
            <text:p><text:s text:c="3"/>4,827</text:p>
          </table:table-cell>
          <table:table-cell office:value-type="float" office:value="6341" table:style-name="ce103">
            <text:p><text:s text:c="3"/>6,341</text:p>
          </table:table-cell>
          <table:table-cell office:value-type="float" office:value="178925" table:style-name="ce103">
            <text:p><text:s text:c="3"/>178,925</text:p>
          </table:table-cell>
          <table:table-cell office:value-type="float" office:value="787" table:style-name="ce103">
            <text:p><text:s text:c="3"/>787</text:p>
          </table:table-cell>
          <table:table-cell office:value-type="float" office:value="1889" table:style-name="ce104">
            <text:p><text:s text:c="3"/>1,889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93876" table:style-name="ce106">
            <text:p><text:s text:c="3"/>93,876</text:p>
          </table:table-cell>
          <table:table-cell office:value-type="float" office:value="90267" table:style-name="ce106">
            <text:p><text:s text:c="3"/>90,267</text:p>
          </table:table-cell>
          <table:table-cell office:value-type="float" office:value="3605" table:style-name="ce106">
            <text:p><text:s text:c="3"/>3,605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88218" table:style-name="ce106">
            <text:p><text:s text:c="3"/>88,218</text:p>
          </table:table-cell>
          <table:table-cell office:value-type="float" office:value="2451" table:style-name="ce106">
            <text:p><text:s text:c="3"/>2,451</text:p>
          </table:table-cell>
          <table:table-cell office:value-type="float" office:value="3207" table:style-name="ce106">
            <text:p><text:s text:c="3"/>3,207</text:p>
          </table:table-cell>
          <table:table-cell office:value-type="float" office:value="92465" table:style-name="ce106">
            <text:p><text:s text:c="3"/>92,465</text:p>
          </table:table-cell>
          <table:table-cell office:value-type="float" office:value="443" table:style-name="ce106">
            <text:p><text:s text:c="3"/>443</text:p>
          </table:table-cell>
          <table:table-cell office:value-type="float" office:value="968" table:style-name="ce107">
            <text:p><text:s text:c="3"/>968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87725" table:style-name="ce106">
            <text:p><text:s text:c="3"/>87,725</text:p>
          </table:table-cell>
          <table:table-cell office:value-type="float" office:value="84205" table:style-name="ce106">
            <text:p><text:s text:c="3"/>84,205</text:p>
          </table:table-cell>
          <table:table-cell office:value-type="float" office:value="3517" table:style-name="ce106">
            <text:p><text:s text:c="3"/>3,517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82215" table:style-name="ce106">
            <text:p><text:s text:c="3"/>82,215</text:p>
          </table:table-cell>
          <table:table-cell office:value-type="float" office:value="2376" table:style-name="ce106">
            <text:p><text:s text:c="3"/>2,376</text:p>
          </table:table-cell>
          <table:table-cell office:value-type="float" office:value="3134" table:style-name="ce106">
            <text:p><text:s text:c="3"/>3,134</text:p>
          </table:table-cell>
          <table:table-cell office:value-type="float" office:value="86460" table:style-name="ce106">
            <text:p><text:s text:c="3"/>86,460</text:p>
          </table:table-cell>
          <table:table-cell office:value-type="float" office:value="344" table:style-name="ce106">
            <text:p><text:s text:c="3"/>344</text:p>
          </table:table-cell>
          <table:table-cell office:value-type="float" office:value="921" table:style-name="ce107">
            <text:p><text:s text:c="3"/>92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3587" table:style-name="ce109">
            <text:p><text:s text:c="3"/>13,587</text:p>
          </table:table-cell>
          <table:table-cell office:value-type="float" office:value="13065" table:style-name="ce109">
            <text:p><text:s text:c="3"/>13,065</text:p>
          </table:table-cell>
          <table:table-cell office:value-type="float" office:value="521" table:style-name="ce109">
            <text:p><text:s text:c="3"/>52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718" table:style-name="ce109">
            <text:p><text:s text:c="3"/>12,718</text:p>
          </table:table-cell>
          <table:table-cell office:value-type="float" office:value="355" table:style-name="ce109">
            <text:p><text:s text:c="3"/>355</text:p>
          </table:table-cell>
          <table:table-cell office:value-type="float" office:value="514" table:style-name="ce109">
            <text:p><text:s text:c="3"/>514</text:p>
          </table:table-cell>
          <table:table-cell office:value-type="float" office:value="13380" table:style-name="ce109">
            <text:p><text:s text:c="3"/>13,380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139" table:style-name="ce110">
            <text:p><text:s text:c="3"/>13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6月</text:p>
          </table:table-cell>
          <table:table-cell office:value-type="string" table:style-name="ce111">
            <text:p>男</text:p>
          </table:table-cell>
          <table:table-cell office:value-type="float" office:value="6971" table:style-name="ce112">
            <text:p><text:s text:c="3"/>6,971</text:p>
          </table:table-cell>
          <table:table-cell office:value-type="float" office:value="6701" table:style-name="ce112">
            <text:p><text:s text:c="3"/>6,701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534" table:style-name="ce112">
            <text:p><text:s text:c="3"/>6,534</text:p>
          </table:table-cell>
          <table:table-cell office:value-type="float" office:value="174" table:style-name="ce112">
            <text:p><text:s text:c="3"/>174</text:p>
          </table:table-cell>
          <table:table-cell office:value-type="float" office:value="263" table:style-name="ce112">
            <text:p><text:s text:c="3"/>263</text:p>
          </table:table-cell>
          <table:table-cell office:value-type="float" office:value="6859" table:style-name="ce112">
            <text:p><text:s text:c="3"/>6,859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74" table:style-name="ce113">
            <text:p><text:s text:c="3"/>74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616" table:style-name="ce112">
            <text:p><text:s text:c="3"/>6,616</text:p>
          </table:table-cell>
          <table:table-cell office:value-type="float" office:value="6364" table:style-name="ce112">
            <text:p><text:s text:c="3"/>6,364</text:p>
          </table:table-cell>
          <table:table-cell office:value-type="float" office:value="252" table:style-name="ce112">
            <text:p><text:s text:c="3"/>252</text:p>
          </table:table-cell>
          <table:table-cell office:value-type="float" office:value="0" table:style-name="ce112">
            <text:p>—</text:p>
          </table:table-cell>
          <table:table-cell office:value-type="float" office:value="6184" table:style-name="ce112">
            <text:p><text:s text:c="3"/>6,184</text:p>
          </table:table-cell>
          <table:table-cell office:value-type="float" office:value="181" table:style-name="ce112">
            <text:p><text:s text:c="3"/>181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6521" table:style-name="ce112">
            <text:p><text:s text:c="3"/>6,521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65" table:style-name="ce113">
            <text:p><text:s text:c="3"/>65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709" table:style-name="ce109">
            <text:p><text:s text:c="3"/>14,709</text:p>
          </table:table-cell>
          <table:table-cell office:value-type="float" office:value="14152" table:style-name="ce109">
            <text:p><text:s text:c="3"/>14,152</text:p>
          </table:table-cell>
          <table:table-cell office:value-type="float" office:value="557" table:style-name="ce109">
            <text:p><text:s text:c="3"/>557</text:p>
          </table:table-cell>
          <table:table-cell office:value-type="float" office:value="0" table:style-name="ce109">
            <text:p>—</text:p>
          </table:table-cell>
          <table:table-cell office:value-type="float" office:value="13792" table:style-name="ce109">
            <text:p><text:s text:c="3"/>13,792</text:p>
          </table:table-cell>
          <table:table-cell office:value-type="float" office:value="405" table:style-name="ce109">
            <text:p><text:s text:c="3"/>405</text:p>
          </table:table-cell>
          <table:table-cell office:value-type="float" office:value="512" table:style-name="ce109">
            <text:p><text:s text:c="3"/>512</text:p>
          </table:table-cell>
          <table:table-cell office:value-type="float" office:value="14478" table:style-name="ce109">
            <text:p><text:s text:c="3"/>14,478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68" table:style-name="ce110">
            <text:p><text:s text:c="3"/>168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7月</text:p>
          </table:table-cell>
          <table:table-cell office:value-type="string" table:style-name="ce111">
            <text:p>男</text:p>
          </table:table-cell>
          <table:table-cell office:value-type="float" office:value="7655" table:style-name="ce112">
            <text:p><text:s text:c="3"/>7,655</text:p>
          </table:table-cell>
          <table:table-cell office:value-type="float" office:value="7373" table:style-name="ce112">
            <text:p><text:s text:c="3"/>7,373</text:p>
          </table:table-cell>
          <table:table-cell office:value-type="float" office:value="282" table:style-name="ce112">
            <text:p><text:s text:c="3"/>282</text:p>
          </table:table-cell>
          <table:table-cell office:value-type="float" office:value="0" table:style-name="ce112">
            <text:p>—</text:p>
          </table:table-cell>
          <table:table-cell office:value-type="float" office:value="7165" table:style-name="ce112">
            <text:p><text:s text:c="3"/>7,165</text:p>
          </table:table-cell>
          <table:table-cell office:value-type="float" office:value="216" table:style-name="ce112">
            <text:p><text:s text:c="3"/>216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7533" table:style-name="ce112">
            <text:p><text:s text:c="3"/>7,533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054" table:style-name="ce112">
            <text:p><text:s text:c="3"/>7,054</text:p>
          </table:table-cell>
          <table:table-cell office:value-type="float" office:value="6779" table:style-name="ce112">
            <text:p><text:s text:c="3"/>6,779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0" table:style-name="ce112">
            <text:p>—</text:p>
          </table:table-cell>
          <table:table-cell office:value-type="float" office:value="6627" table:style-name="ce112">
            <text:p><text:s text:c="3"/>6,627</text:p>
          </table:table-cell>
          <table:table-cell office:value-type="float" office:value="189" table:style-name="ce112">
            <text:p><text:s text:c="3"/>189</text:p>
          </table:table-cell>
          <table:table-cell office:value-type="float" office:value="238" table:style-name="ce112">
            <text:p><text:s text:c="3"/>238</text:p>
          </table:table-cell>
          <table:table-cell office:value-type="float" office:value="6945" table:style-name="ce112">
            <text:p><text:s text:c="3"/>6,945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81" table:style-name="ce113">
            <text:p><text:s text:c="3"/>8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5150" table:style-name="ce109">
            <text:p><text:s text:c="3"/>15,150</text:p>
          </table:table-cell>
          <table:table-cell office:value-type="float" office:value="14539" table:style-name="ce109">
            <text:p><text:s text:c="3"/>14,539</text:p>
          </table:table-cell>
          <table:table-cell office:value-type="float" office:value="610" table:style-name="ce109">
            <text:p><text:s text:c="3"/>61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190" table:style-name="ce109">
            <text:p><text:s text:c="3"/>14,190</text:p>
          </table:table-cell>
          <table:table-cell office:value-type="float" office:value="422" table:style-name="ce109">
            <text:p><text:s text:c="3"/>422</text:p>
          </table:table-cell>
          <table:table-cell office:value-type="float" office:value="538" table:style-name="ce109">
            <text:p><text:s text:c="3"/>538</text:p>
          </table:table-cell>
          <table:table-cell office:value-type="float" office:value="14932" table:style-name="ce109">
            <text:p><text:s text:c="3"/>14,932</text:p>
          </table:table-cell>
          <table:table-cell office:value-type="float" office:value="51" table:style-name="ce109">
            <text:p><text:s text:c="3"/>51</text:p>
          </table:table-cell>
          <table:table-cell office:value-type="float" office:value="167" table:style-name="ce110">
            <text:p><text:s text:c="3"/>167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8月</text:p>
          </table:table-cell>
          <table:table-cell office:value-type="string" table:style-name="ce111">
            <text:p>男</text:p>
          </table:table-cell>
          <table:table-cell office:value-type="float" office:value="7843" table:style-name="ce112">
            <text:p><text:s text:c="3"/>7,843</text:p>
          </table:table-cell>
          <table:table-cell office:value-type="float" office:value="7525" table:style-name="ce112">
            <text:p><text:s text:c="3"/>7,525</text:p>
          </table:table-cell>
          <table:table-cell office:value-type="float" office:value="318" table:style-name="ce112">
            <text:p><text:s text:c="3"/>318</text:p>
          </table:table-cell>
          <table:table-cell office:value-type="float" office:value="0" table:style-name="ce112">
            <text:p>—</text:p>
          </table:table-cell>
          <table:table-cell office:value-type="float" office:value="7361" table:style-name="ce112">
            <text:p><text:s text:c="3"/>7,361</text:p>
          </table:table-cell>
          <table:table-cell office:value-type="float" office:value="216" table:style-name="ce112">
            <text:p><text:s text:c="3"/>216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7722" table:style-name="ce112">
            <text:p><text:s text:c="3"/>7,722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88" table:style-name="ce113">
            <text:p><text:s text:c="3"/>88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307" table:style-name="ce112">
            <text:p><text:s text:c="3"/>7,307</text:p>
          </table:table-cell>
          <table:table-cell office:value-type="float" office:value="7014" table:style-name="ce112">
            <text:p><text:s text:c="3"/>7,014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829" table:style-name="ce112">
            <text:p><text:s text:c="3"/>6,829</text:p>
          </table:table-cell>
          <table:table-cell office:value-type="float" office:value="206" table:style-name="ce112">
            <text:p><text:s text:c="3"/>206</text:p>
          </table:table-cell>
          <table:table-cell office:value-type="float" office:value="272" table:style-name="ce112">
            <text:p><text:s text:c="3"/>272</text:p>
          </table:table-cell>
          <table:table-cell office:value-type="float" office:value="7210" table:style-name="ce112">
            <text:p><text:s text:c="3"/>7,210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79" table:style-name="ce113">
            <text:p><text:s text:c="3"/>79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3913" table:style-name="ce109">
            <text:p><text:s text:c="3"/>13,913</text:p>
          </table:table-cell>
          <table:table-cell office:value-type="float" office:value="13360" table:style-name="ce109">
            <text:p><text:s text:c="3"/>13,360</text:p>
          </table:table-cell>
          <table:table-cell office:value-type="float" office:value="553" table:style-name="ce109">
            <text:p><text:s text:c="3"/>553</text:p>
          </table:table-cell>
          <table:table-cell office:value-type="float" office:value="0" table:style-name="ce109">
            <text:p>—</text:p>
          </table:table-cell>
          <table:table-cell office:value-type="float" office:value="13062" table:style-name="ce109">
            <text:p><text:s text:c="3"/>13,062</text:p>
          </table:table-cell>
          <table:table-cell office:value-type="float" office:value="342" table:style-name="ce109">
            <text:p><text:s text:c="3"/>342</text:p>
          </table:table-cell>
          <table:table-cell office:value-type="float" office:value="509" table:style-name="ce109">
            <text:p><text:s text:c="3"/>509</text:p>
          </table:table-cell>
          <table:table-cell office:value-type="float" office:value="13705" table:style-name="ce109">
            <text:p><text:s text:c="3"/>13,70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45" table:style-name="ce110">
            <text:p><text:s text:c="3"/>14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9月</text:p>
          </table:table-cell>
          <table:table-cell office:value-type="string" table:style-name="ce111">
            <text:p>男</text:p>
          </table:table-cell>
          <table:table-cell office:value-type="float" office:value="7202" table:style-name="ce112">
            <text:p><text:s text:c="3"/>7,202</text:p>
          </table:table-cell>
          <table:table-cell office:value-type="float" office:value="6944" table:style-name="ce112">
            <text:p><text:s text:c="3"/>6,944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0" table:style-name="ce112">
            <text:p>—</text:p>
          </table:table-cell>
          <table:table-cell office:value-type="float" office:value="6774" table:style-name="ce112">
            <text:p><text:s text:c="3"/>6,774</text:p>
          </table:table-cell>
          <table:table-cell office:value-type="float" office:value="170" table:style-name="ce112">
            <text:p><text:s text:c="3"/>170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7090" table:style-name="ce112">
            <text:p><text:s text:c="3"/>7,090</text:p>
          </table:table-cell>
          <table:table-cell office:value-type="float" office:value="35" table:style-name="ce112">
            <text:p><text:s text:c="3"/>35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711" table:style-name="ce112">
            <text:p><text:s text:c="3"/>6,711</text:p>
          </table:table-cell>
          <table:table-cell office:value-type="float" office:value="6416" table:style-name="ce112">
            <text:p><text:s text:c="3"/>6,416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0" table:style-name="ce112">
            <text:p>—</text:p>
          </table:table-cell>
          <table:table-cell office:value-type="float" office:value="6288" table:style-name="ce112">
            <text:p><text:s text:c="3"/>6,288</text:p>
          </table:table-cell>
          <table:table-cell office:value-type="float" office:value="172" table:style-name="ce112">
            <text:p><text:s text:c="3"/>172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6615" table:style-name="ce112">
            <text:p><text:s text:c="3"/>6,615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68" table:style-name="ce113">
            <text:p><text:s text:c="3"/>68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6793" table:style-name="ce109">
            <text:p><text:s text:c="3"/>16,793</text:p>
          </table:table-cell>
          <table:table-cell office:value-type="float" office:value="16097" table:style-name="ce109">
            <text:p><text:s text:c="3"/>16,097</text:p>
          </table:table-cell>
          <table:table-cell office:value-type="float" office:value="695" table:style-name="ce109">
            <text:p><text:s text:c="3"/>69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800" table:style-name="ce109">
            <text:p><text:s text:c="3"/>15,800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587" table:style-name="ce109">
            <text:p><text:s text:c="3"/>587</text:p>
          </table:table-cell>
          <table:table-cell office:value-type="float" office:value="16563" table:style-name="ce109">
            <text:p><text:s text:c="3"/>16,563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157" table:style-name="ce110">
            <text:p><text:s text:c="3"/>157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0月</text:p>
          </table:table-cell>
          <table:table-cell office:value-type="string" table:style-name="ce111">
            <text:p>男</text:p>
          </table:table-cell>
          <table:table-cell office:value-type="float" office:value="8768" table:style-name="ce112">
            <text:p><text:s text:c="3"/>8,768</text:p>
          </table:table-cell>
          <table:table-cell office:value-type="float" office:value="8416" table:style-name="ce112">
            <text:p><text:s text:c="3"/>8,416</text:p>
          </table:table-cell>
          <table:table-cell office:value-type="float" office:value="351" table:style-name="ce112">
            <text:p><text:s text:c="3"/>35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8245" table:style-name="ce112">
            <text:p><text:s text:c="3"/>8,245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8654" table:style-name="ce112">
            <text:p><text:s text:c="3"/>8,654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8025" table:style-name="ce112">
            <text:p><text:s text:c="3"/>8,025</text:p>
          </table:table-cell>
          <table:table-cell office:value-type="float" office:value="7681" table:style-name="ce112">
            <text:p><text:s text:c="3"/>7,681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0" table:style-name="ce112">
            <text:p>—</text:p>
          </table:table-cell>
          <table:table-cell office:value-type="float" office:value="7555" table:style-name="ce112">
            <text:p><text:s text:c="3"/>7,555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267" table:style-name="ce112">
            <text:p><text:s text:c="3"/>267</text:p>
          </table:table-cell>
          <table:table-cell office:value-type="float" office:value="7909" table:style-name="ce112">
            <text:p><text:s text:c="3"/>7,909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6057" table:style-name="ce109">
            <text:p><text:s text:c="3"/>16,057</text:p>
          </table:table-cell>
          <table:table-cell office:value-type="float" office:value="15412" table:style-name="ce109">
            <text:p><text:s text:c="3"/>15,412</text:p>
          </table:table-cell>
          <table:table-cell office:value-type="float" office:value="642" table:style-name="ce109">
            <text:p><text:s text:c="3"/>64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049" table:style-name="ce109">
            <text:p><text:s text:c="3"/>15,049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602" table:style-name="ce109">
            <text:p><text:s text:c="3"/>602</text:p>
          </table:table-cell>
          <table:table-cell office:value-type="float" office:value="15814" table:style-name="ce109">
            <text:p><text:s text:c="3"/>15,814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175" table:style-name="ce110">
            <text:p><text:s text:c="3"/>17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1月</text:p>
          </table:table-cell>
          <table:table-cell office:value-type="string" table:style-name="ce111">
            <text:p>男</text:p>
          </table:table-cell>
          <table:table-cell office:value-type="float" office:value="8240" table:style-name="ce112">
            <text:p><text:s text:c="3"/>8,240</text:p>
          </table:table-cell>
          <table:table-cell office:value-type="float" office:value="7904" table:style-name="ce112">
            <text:p><text:s text:c="3"/>7,904</text:p>
          </table:table-cell>
          <table:table-cell office:value-type="float" office:value="335" table:style-name="ce112">
            <text:p><text:s text:c="3"/>335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7745" table:style-name="ce112">
            <text:p><text:s text:c="3"/>7,745</text:p>
          </table:table-cell>
          <table:table-cell office:value-type="float" office:value="205" table:style-name="ce112">
            <text:p><text:s text:c="3"/>205</text:p>
          </table:table-cell>
          <table:table-cell office:value-type="float" office:value="290" table:style-name="ce112">
            <text:p><text:s text:c="3"/>290</text:p>
          </table:table-cell>
          <table:table-cell office:value-type="float" office:value="8116" table:style-name="ce112">
            <text:p><text:s text:c="3"/>8,116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84" table:style-name="ce113">
            <text:p><text:s text:c="3"/>84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17" table:style-name="ce112">
            <text:p><text:s text:c="3"/>7,817</text:p>
          </table:table-cell>
          <table:table-cell office:value-type="float" office:value="7508" table:style-name="ce112">
            <text:p><text:s text:c="3"/>7,508</text:p>
          </table:table-cell>
          <table:table-cell office:value-type="float" office:value="307" table:style-name="ce112">
            <text:p><text:s text:c="3"/>307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7304" table:style-name="ce112">
            <text:p><text:s text:c="3"/>7,304</text:p>
          </table:table-cell>
          <table:table-cell office:value-type="float" office:value="201" table:style-name="ce112">
            <text:p><text:s text:c="3"/>201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7698" table:style-name="ce112">
            <text:p><text:s text:c="3"/>7,698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91" table:style-name="ce113">
            <text:p><text:s text:c="3"/>9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5149" table:style-name="ce109">
            <text:p><text:s text:c="3"/>15,149</text:p>
          </table:table-cell>
          <table:table-cell office:value-type="float" office:value="14537" table:style-name="ce109">
            <text:p><text:s text:c="3"/>14,537</text:p>
          </table:table-cell>
          <table:table-cell office:value-type="float" office:value="612" table:style-name="ce109">
            <text:p><text:s text:c="3"/>612</text:p>
          </table:table-cell>
          <table:table-cell office:value-type="float" office:value="0" table:style-name="ce109">
            <text:p>—</text:p>
          </table:table-cell>
          <table:table-cell office:value-type="float" office:value="14253" table:style-name="ce109">
            <text:p><text:s text:c="3"/>14,253</text:p>
          </table:table-cell>
          <table:table-cell office:value-type="float" office:value="413" table:style-name="ce109">
            <text:p><text:s text:c="3"/>413</text:p>
          </table:table-cell>
          <table:table-cell office:value-type="float" office:value="483" table:style-name="ce109">
            <text:p><text:s text:c="3"/>483</text:p>
          </table:table-cell>
          <table:table-cell office:value-type="float" office:value="14904" table:style-name="ce109">
            <text:p><text:s text:c="3"/>14,904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165" table:style-name="ce110">
            <text:p><text:s text:c="3"/>165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2月</text:p>
          </table:table-cell>
          <table:table-cell office:value-type="string" table:style-name="ce111">
            <text:p>男</text:p>
          </table:table-cell>
          <table:table-cell office:value-type="float" office:value="7799" table:style-name="ce112">
            <text:p><text:s text:c="3"/>7,799</text:p>
          </table:table-cell>
          <table:table-cell office:value-type="float" office:value="7479" table:style-name="ce112">
            <text:p><text:s text:c="3"/>7,479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0" table:style-name="ce112">
            <text:p>—</text:p>
          </table:table-cell>
          <table:table-cell office:value-type="float" office:value="7371" table:style-name="ce112">
            <text:p><text:s text:c="3"/>7,371</text:p>
          </table:table-cell>
          <table:table-cell office:value-type="float" office:value="192" table:style-name="ce112">
            <text:p><text:s text:c="3"/>192</text:p>
          </table:table-cell>
          <table:table-cell office:value-type="float" office:value="236" table:style-name="ce112">
            <text:p><text:s text:c="3"/>236</text:p>
          </table:table-cell>
          <table:table-cell office:value-type="float" office:value="7669" table:style-name="ce112">
            <text:p><text:s text:c="3"/>7,669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350" table:style-name="ce112">
            <text:p><text:s text:c="3"/>7,350</text:p>
          </table:table-cell>
          <table:table-cell office:value-type="float" office:value="7058" table:style-name="ce112">
            <text:p><text:s text:c="3"/>7,058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0" table:style-name="ce112">
            <text:p>—</text:p>
          </table:table-cell>
          <table:table-cell office:value-type="float" office:value="6882" table:style-name="ce112">
            <text:p><text:s text:c="3"/>6,882</text:p>
          </table:table-cell>
          <table:table-cell office:value-type="float" office:value="221" table:style-name="ce112">
            <text:p><text:s text:c="3"/>221</text:p>
          </table:table-cell>
          <table:table-cell office:value-type="float" office:value="247" table:style-name="ce112">
            <text:p><text:s text:c="3"/>247</text:p>
          </table:table-cell>
          <table:table-cell office:value-type="float" office:value="7235" table:style-name="ce112">
            <text:p><text:s text:c="3"/>7,235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78" table:style-name="ce113">
            <text:p><text:s text:c="3"/>78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78">
            <text:p>108年</text:p>
            <text:p>截至6月止</text:p>
          </table:table-cell>
          <table:table-cell office:value-type="string" table:style-name="ce102">
            <text:p>計</text:p>
          </table:table-cell>
          <table:table-cell office:value-type="float" office:value="85961" table:formula="of:=SUM([.D91:.F91])" table:style-name="ce103">
            <text:p><text:s text:c="3"/>85,961</text:p>
          </table:table-cell>
          <table:table-cell office:value-type="float" office:value="82616" table:formula="of:=SUM([.D92:.D93])" table:style-name="ce103">
            <text:p><text:s text:c="3"/>82,616</text:p>
          </table:table-cell>
          <table:table-cell office:value-type="float" office:value="3343" table:formula="of:=SUM([.E92:.E93])" table:style-name="ce103">
            <text:p><text:s text:c="3"/>3,343</text:p>
          </table:table-cell>
          <table:table-cell office:value-type="float" office:value="2" table:formula="of:=SUM([.F92:.F93])" table:style-name="ce103">
            <text:p><text:s text:c="3"/>2</text:p>
          </table:table-cell>
          <table:table-cell office:value-type="float" office:value="80502" table:formula="of:=[.$C91]-[.H91]-[.I91]" table:style-name="ce103">
            <text:p><text:s text:c="3"/>80,502</text:p>
          </table:table-cell>
          <table:table-cell office:value-type="float" office:value="2245" table:formula="of:=SUM([.H92:.H93])" table:style-name="ce103">
            <text:p><text:s text:c="3"/>2,245</text:p>
          </table:table-cell>
          <table:table-cell office:value-type="float" office:value="3214" table:formula="of:=SUM([.I92:.I93])" table:style-name="ce103">
            <text:p><text:s text:c="3"/>3,214</text:p>
          </table:table-cell>
          <table:table-cell office:value-type="float" office:value="84654" table:formula="of:=[.$C91]-[.K91]-[.L91]" table:style-name="ce103">
            <text:p><text:s text:c="3"/>84,654</text:p>
          </table:table-cell>
          <table:table-cell office:value-type="float" office:value="406" table:formula="of:=SUM([.K92:.K93])" table:style-name="ce114">
            <text:p><text:s text:c="3"/>406</text:p>
          </table:table-cell>
          <table:table-cell office:value-type="float" office:value="901" table:formula="of:=SUM([.L92:.L93])" table:style-name="ce104">
            <text:p><text:s text:c="3"/>901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男</text:p>
          </table:table-cell>
          <table:table-cell office:value-type="float" office:value="44545" table:formula="of:=SUM([.D92:.F92])" table:style-name="ce106">
            <text:p><text:s text:c="3"/>44,545</text:p>
          </table:table-cell>
          <table:table-cell office:value-type="float" office:value="42771" table:formula="of:=SUM([.D95];[.D98];[.D101];[.D104];[.D107];[.D110])" table:style-name="ce116">
            <text:p><text:s text:c="3"/>42,771</text:p>
          </table:table-cell>
          <table:table-cell office:value-type="float" office:value="1774" table:formula="of:=SUM([.E95];[.E98];[.E101];[.E104];[.E107];[.E110])" table:style-name="ce116">
            <text:p><text:s text:c="3"/>1,774</text:p>
          </table:table-cell>
          <table:table-cell office:value-type="float" office:value="0" table:formula="of:=SUM([.F95];[.F98];[.F101];[.F104];[.F107];[.F110])" table:style-name="ce116">
            <text:p>—</text:p>
          </table:table-cell>
          <table:table-cell office:value-type="float" office:value="41702" table:formula="of:=[.$C92]-[.H92]-[.I92]" table:style-name="ce106">
            <text:p><text:s text:c="3"/>41,702</text:p>
          </table:table-cell>
          <table:table-cell office:value-type="float" office:value="1155" table:formula="of:=SUM([.H95];[.H98];[.H101];[.H104];[.H107];[.H110])" table:style-name="ce116">
            <text:p><text:s text:c="3"/>1,155</text:p>
          </table:table-cell>
          <table:table-cell office:value-type="float" office:value="1688" table:formula="of:=SUM([.I95];[.I98];[.I101];[.I104];[.I107];[.I110])" table:style-name="ce116">
            <text:p><text:s text:c="3"/>1,688</text:p>
          </table:table-cell>
          <table:table-cell office:value-type="float" office:value="43876" table:formula="of:=[.$C92]-[.K92]-[.L92]" table:style-name="ce106">
            <text:p><text:s text:c="3"/>43,876</text:p>
          </table:table-cell>
          <table:table-cell office:value-type="float" office:value="229" table:formula="of:=SUM([.K95];[.K98];[.K101];[.K104];[.K107];[.K110])" table:style-name="ce116">
            <text:p><text:s text:c="3"/>229</text:p>
          </table:table-cell>
          <table:table-cell office:value-type="float" office:value="440" table:formula="of:=SUM([.L95];[.L98];[.L101];[.L104];[.L107];[.L110])" table:style-name="ce117">
            <text:p><text:s text:c="3"/>440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41416" table:formula="of:=SUM([.D93:.F93])" table:style-name="ce106">
            <text:p><text:s text:c="3"/>41,416</text:p>
          </table:table-cell>
          <table:table-cell office:value-type="float" office:value="39845" table:formula="of:=SUM([.D96];[.D99];[.D102];[.D105];[.D108];[.D111])" table:style-name="ce118">
            <text:p><text:s text:c="3"/>39,845</text:p>
          </table:table-cell>
          <table:table-cell office:value-type="float" office:value="1569" table:formula="of:=SUM([.E96];[.E99];[.E102];[.E105];[.E108];[.E111])" table:style-name="ce118">
            <text:p><text:s text:c="3"/>1,569</text:p>
          </table:table-cell>
          <table:table-cell office:value-type="float" office:value="2" table:formula="of:=SUM([.F96];[.F99];[.F102];[.F105];[.F108];[.F111])" table:style-name="ce118">
            <text:p><text:s text:c="3"/>2</text:p>
          </table:table-cell>
          <table:table-cell office:value-type="float" office:value="38800" table:formula="of:=[.$C93]-[.H93]-[.I93]" table:style-name="ce106">
            <text:p><text:s text:c="3"/>38,800</text:p>
          </table:table-cell>
          <table:table-cell office:value-type="float" office:value="1090" table:formula="of:=SUM([.H96];[.H99];[.H102];[.H105];[.H108];[.H111])" table:style-name="ce118">
            <text:p><text:s text:c="3"/>1,090</text:p>
          </table:table-cell>
          <table:table-cell office:value-type="float" office:value="1526" table:formula="of:=SUM([.I96];[.I99];[.I102];[.I105];[.I108];[.I111])" table:style-name="ce118">
            <text:p><text:s text:c="3"/>1,526</text:p>
          </table:table-cell>
          <table:table-cell office:value-type="float" office:value="40778" table:formula="of:=[.$C93]-[.K93]-[.L93]" table:style-name="ce106">
            <text:p><text:s text:c="3"/>40,778</text:p>
          </table:table-cell>
          <table:table-cell office:value-type="float" office:value="177" table:formula="of:=SUM([.K96];[.K99];[.K102];[.K105];[.K108];[.K111])" table:style-name="ce119">
            <text:p><text:s text:c="3"/>177</text:p>
          </table:table-cell>
          <table:table-cell office:value-type="float" office:value="461" table:formula="of:=SUM([.L96];[.L99];[.L102];[.L105];[.L108];[.L111])" table:style-name="ce120">
            <text:p><text:s text:c="3"/>46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7139" table:style-name="ce109">
            <text:p><text:s text:c="3"/>17,139</text:p>
          </table:table-cell>
          <table:table-cell office:value-type="float" office:value="16459" table:style-name="ce112">
            <text:p><text:s text:c="3"/>16,459</text:p>
          </table:table-cell>
          <table:table-cell office:value-type="float" office:value="680" table:style-name="ce109">
            <text:p><text:s text:c="3"/>680</text:p>
          </table:table-cell>
          <table:table-cell office:value-type="float" office:value="0" table:style-name="ce109">
            <text:p>—</text:p>
          </table:table-cell>
          <table:table-cell office:value-type="float" office:value="16024" table:style-name="ce109">
            <text:p><text:s text:c="3"/>16,024</text:p>
          </table:table-cell>
          <table:table-cell office:value-type="float" office:value="479" table:style-name="ce109">
            <text:p><text:s text:c="3"/>479</text:p>
          </table:table-cell>
          <table:table-cell office:value-type="float" office:value="636" table:style-name="ce109">
            <text:p><text:s text:c="3"/>636</text:p>
          </table:table-cell>
          <table:table-cell office:value-type="float" office:value="16875" table:style-name="ce109">
            <text:p><text:s text:c="3"/>16,875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191" table:style-name="ce110">
            <text:p><text:s text:c="3"/>191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1月</text:p>
          </table:table-cell>
          <table:table-cell office:value-type="string" table:style-name="ce111">
            <text:p>男</text:p>
          </table:table-cell>
          <table:table-cell office:value-type="float" office:value="8762" table:style-name="ce112">
            <text:p><text:s text:c="3"/>8,762</text:p>
          </table:table-cell>
          <table:table-cell office:value-type="float" office:value="8419" table:style-name="ce112">
            <text:p><text:s text:c="3"/>8,419</text:p>
          </table:table-cell>
          <table:table-cell office:value-type="float" office:value="343" table:style-name="ce112">
            <text:p><text:s text:c="3"/>343</text:p>
          </table:table-cell>
          <table:table-cell office:value-type="float" office:value="0" table:style-name="ce112">
            <text:p>—</text:p>
          </table:table-cell>
          <table:table-cell office:value-type="float" office:value="8177" table:style-name="ce112">
            <text:p><text:s text:c="3"/>8,177</text:p>
          </table:table-cell>
          <table:table-cell office:value-type="float" office:value="254" table:style-name="ce112">
            <text:p><text:s text:c="3"/>254</text:p>
          </table:table-cell>
          <table:table-cell office:value-type="float" office:value="331" table:style-name="ce112">
            <text:p><text:s text:c="3"/>331</text:p>
          </table:table-cell>
          <table:table-cell office:value-type="float" office:value="8634" table:style-name="ce112">
            <text:p><text:s text:c="3"/>8,634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87" table:style-name="ce113">
            <text:p><text:s text:c="3"/>87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8377" table:style-name="ce112">
            <text:p><text:s text:c="3"/>8,377</text:p>
          </table:table-cell>
          <table:table-cell office:value-type="float" office:value="8040" table:style-name="ce112">
            <text:p><text:s text:c="3"/>8,040</text:p>
          </table:table-cell>
          <table:table-cell office:value-type="float" office:value="337" table:style-name="ce112">
            <text:p><text:s text:c="3"/>337</text:p>
          </table:table-cell>
          <table:table-cell office:value-type="float" office:value="0" table:style-name="ce112">
            <text:p>—</text:p>
          </table:table-cell>
          <table:table-cell office:value-type="float" office:value="7847" table:style-name="ce112">
            <text:p><text:s text:c="3"/>7,847</text:p>
          </table:table-cell>
          <table:table-cell office:value-type="float" office:value="225" table:style-name="ce112">
            <text:p><text:s text:c="3"/>225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8241" table:style-name="ce112">
            <text:p><text:s text:c="3"/>8,241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104" table:style-name="ce113">
            <text:p><text:s text:c="3"/>104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2497" table:style-name="ce109">
            <text:p><text:s text:c="3"/>12,497</text:p>
          </table:table-cell>
          <table:table-cell office:value-type="float" office:value="11996" table:style-name="ce109">
            <text:p><text:s text:c="3"/>11,996</text:p>
          </table:table-cell>
          <table:table-cell office:value-type="float" office:value="501" table:style-name="ce109">
            <text:p><text:s text:c="3"/>501</text:p>
          </table:table-cell>
          <table:table-cell office:value-type="float" office:value="0" table:style-name="ce109">
            <text:p>—</text:p>
          </table:table-cell>
          <table:table-cell office:value-type="float" office:value="11684" table:style-name="ce109">
            <text:p><text:s text:c="3"/>11,684</text:p>
          </table:table-cell>
          <table:table-cell office:value-type="float" office:value="337" table:style-name="ce109">
            <text:p><text:s text:c="3"/>337</text:p>
          </table:table-cell>
          <table:table-cell office:value-type="float" office:value="476" table:style-name="ce109">
            <text:p><text:s text:c="3"/>476</text:p>
          </table:table-cell>
          <table:table-cell office:value-type="float" office:value="12318" table:style-name="ce109">
            <text:p><text:s text:c="3"/>12,318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120" table:style-name="ce110">
            <text:p><text:s text:c="3"/>120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2月</text:p>
          </table:table-cell>
          <table:table-cell office:value-type="string" table:style-name="ce111">
            <text:p>男</text:p>
          </table:table-cell>
          <table:table-cell office:value-type="float" office:value="6475" table:style-name="ce112">
            <text:p><text:s text:c="3"/>6,475</text:p>
          </table:table-cell>
          <table:table-cell office:value-type="float" office:value="6204" table:style-name="ce112">
            <text:p><text:s text:c="3"/>6,204</text:p>
          </table:table-cell>
          <table:table-cell office:value-type="float" office:value="271" table:style-name="ce112">
            <text:p><text:s text:c="3"/>271</text:p>
          </table:table-cell>
          <table:table-cell office:value-type="float" office:value="0" table:style-name="ce112">
            <text:p>—</text:p>
          </table:table-cell>
          <table:table-cell office:value-type="float" office:value="6045" table:style-name="ce112">
            <text:p><text:s text:c="3"/>6,045</text:p>
          </table:table-cell>
          <table:table-cell office:value-type="float" office:value="177" table:style-name="ce112">
            <text:p><text:s text:c="3"/>177</text:p>
          </table:table-cell>
          <table:table-cell office:value-type="float" office:value="253" table:style-name="ce112">
            <text:p><text:s text:c="3"/>253</text:p>
          </table:table-cell>
          <table:table-cell office:value-type="float" office:value="6374" table:style-name="ce112">
            <text:p><text:s text:c="3"/>6,374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022" table:style-name="ce112">
            <text:p><text:s text:c="3"/>6,022</text:p>
          </table:table-cell>
          <table:table-cell office:value-type="float" office:value="5792" table:style-name="ce112">
            <text:p><text:s text:c="3"/>5,792</text:p>
          </table:table-cell>
          <table:table-cell office:value-type="float" office:value="230" table:style-name="ce112">
            <text:p><text:s text:c="3"/>230</text:p>
          </table:table-cell>
          <table:table-cell office:value-type="float" office:value="0" table:style-name="ce112">
            <text:p>—</text:p>
          </table:table-cell>
          <table:table-cell office:value-type="float" office:value="5639" table:style-name="ce112">
            <text:p><text:s text:c="3"/>5,639</text:p>
          </table:table-cell>
          <table:table-cell office:value-type="float" office:value="160" table:style-name="ce112">
            <text:p><text:s text:c="3"/>160</text:p>
          </table:table-cell>
          <table:table-cell office:value-type="float" office:value="223" table:style-name="ce112">
            <text:p><text:s text:c="3"/>223</text:p>
          </table:table-cell>
          <table:table-cell office:value-type="float" office:value="5944" table:style-name="ce112">
            <text:p><text:s text:c="3"/>5,944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50" table:style-name="ce113">
            <text:p><text:s text:c="3"/>50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567" table:style-name="ce109">
            <text:p><text:s text:c="3"/>14,567</text:p>
          </table:table-cell>
          <table:table-cell office:value-type="float" office:value="14008" table:style-name="ce109">
            <text:p><text:s text:c="3"/>14,008</text:p>
          </table:table-cell>
          <table:table-cell office:value-type="float" office:value="558" table:style-name="ce109">
            <text:p><text:s text:c="3"/>55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623" table:style-name="ce109">
            <text:p><text:s text:c="3"/>13,623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4344" table:style-name="ce109">
            <text:p><text:s text:c="3"/>14,344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149" table:style-name="ce110">
            <text:p><text:s text:c="3"/>14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3月</text:p>
          </table:table-cell>
          <table:table-cell office:value-type="string" table:style-name="ce111">
            <text:p>男</text:p>
          </table:table-cell>
          <table:table-cell office:value-type="float" office:value="7632" table:style-name="ce112">
            <text:p><text:s text:c="3"/>7,632</text:p>
          </table:table-cell>
          <table:table-cell office:value-type="float" office:value="7315" table:style-name="ce112">
            <text:p><text:s text:c="3"/>7,315</text:p>
          </table:table-cell>
          <table:table-cell office:value-type="float" office:value="317" table:style-name="ce112">
            <text:p><text:s text:c="3"/>317</text:p>
          </table:table-cell>
          <table:table-cell office:value-type="float" office:value="0" table:style-name="ce112">
            <text:p>—</text:p>
          </table:table-cell>
          <table:table-cell office:value-type="float" office:value="7137" table:style-name="ce112">
            <text:p><text:s text:c="3"/>7,137</text:p>
          </table:table-cell>
          <table:table-cell office:value-type="float" office:value="203" table:style-name="ce112">
            <text:p><text:s text:c="3"/>203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7521" table:style-name="ce112">
            <text:p><text:s text:c="3"/>7,521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35" table:style-name="ce112">
            <text:p><text:s text:c="3"/>6,935</text:p>
          </table:table-cell>
          <table:table-cell office:value-type="float" office:value="6693" table:style-name="ce112">
            <text:p><text:s text:c="3"/>6,693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486" table:style-name="ce112">
            <text:p><text:s text:c="3"/>6,486</text:p>
          </table:table-cell>
          <table:table-cell office:value-type="float" office:value="187" table:style-name="ce112">
            <text:p><text:s text:c="3"/>187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6823" table:style-name="ce112">
            <text:p><text:s text:c="3"/>6,823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79" table:style-name="ce113">
            <text:p><text:s text:c="3"/>79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285" table:style-name="ce109">
            <text:p><text:s text:c="3"/>14,285</text:p>
          </table:table-cell>
          <table:table-cell office:value-type="float" office:value="13739" table:style-name="ce109">
            <text:p><text:s text:c="3"/>13,739</text:p>
          </table:table-cell>
          <table:table-cell office:value-type="float" office:value="545" table:style-name="ce109">
            <text:p><text:s text:c="3"/>5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444" table:style-name="ce109">
            <text:p><text:s text:c="3"/>13,444</text:p>
          </table:table-cell>
          <table:table-cell office:value-type="float" office:value="330" table:style-name="ce109">
            <text:p><text:s text:c="3"/>330</text:p>
          </table:table-cell>
          <table:table-cell office:value-type="float" office:value="511" table:style-name="ce109">
            <text:p><text:s text:c="3"/>511</text:p>
          </table:table-cell>
          <table:table-cell office:value-type="float" office:value="14067" table:style-name="ce109">
            <text:p><text:s text:c="3"/>14,067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149" table:style-name="ce110">
            <text:p><text:s text:c="3"/>149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4月</text:p>
          </table:table-cell>
          <table:table-cell office:value-type="string" table:style-name="ce111">
            <text:p>男</text:p>
          </table:table-cell>
          <table:table-cell office:value-type="float" office:value="7435" table:style-name="ce112">
            <text:p><text:s text:c="3"/>7,435</text:p>
          </table:table-cell>
          <table:table-cell office:value-type="float" office:value="7148" table:style-name="ce112">
            <text:p><text:s text:c="3"/>7,148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0" table:style-name="ce112">
            <text:p>—</text:p>
          </table:table-cell>
          <table:table-cell office:value-type="float" office:value="6999" table:style-name="ce112">
            <text:p><text:s text:c="3"/>6,999</text:p>
          </table:table-cell>
          <table:table-cell office:value-type="float" office:value="169" table:style-name="ce112">
            <text:p><text:s text:c="3"/>169</text:p>
          </table:table-cell>
          <table:table-cell office:value-type="float" office:value="267" table:style-name="ce112">
            <text:p><text:s text:c="3"/>267</text:p>
          </table:table-cell>
          <table:table-cell office:value-type="float" office:value="7319" table:style-name="ce112">
            <text:p><text:s text:c="3"/>7,319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72" table:style-name="ce113">
            <text:p><text:s text:c="3"/>72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850" table:style-name="ce112">
            <text:p><text:s text:c="3"/>6,850</text:p>
          </table:table-cell>
          <table:table-cell office:value-type="float" office:value="6591" table:style-name="ce112">
            <text:p><text:s text:c="3"/>6,591</text:p>
          </table:table-cell>
          <table:table-cell office:value-type="float" office:value="258" table:style-name="ce112">
            <text:p><text:s text:c="3"/>25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445" table:style-name="ce112">
            <text:p><text:s text:c="3"/>6,445</text:p>
          </table:table-cell>
          <table:table-cell office:value-type="float" office:value="161" table:style-name="ce112">
            <text:p><text:s text:c="3"/>161</text:p>
          </table:table-cell>
          <table:table-cell office:value-type="float" office:value="244" table:style-name="ce112">
            <text:p><text:s text:c="3"/>244</text:p>
          </table:table-cell>
          <table:table-cell office:value-type="float" office:value="6748" table:style-name="ce112">
            <text:p><text:s text:c="3"/>6,748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4587" table:style-name="ce109">
            <text:p><text:s text:c="3"/>14,587</text:p>
          </table:table-cell>
          <table:table-cell office:value-type="float" office:value="14037" table:style-name="ce109">
            <text:p><text:s text:c="3"/>14,037</text:p>
          </table:table-cell>
          <table:table-cell office:value-type="float" office:value="550" table:style-name="ce109">
            <text:p><text:s text:c="3"/>550</text:p>
          </table:table-cell>
          <table:table-cell office:value-type="float" office:value="0" table:style-name="ce109">
            <text:p>—</text:p>
          </table:table-cell>
          <table:table-cell office:value-type="float" office:value="13645" table:style-name="ce109">
            <text:p><text:s text:c="3"/>13,645</text:p>
          </table:table-cell>
          <table:table-cell office:value-type="float" office:value="398" table:style-name="ce109">
            <text:p><text:s text:c="3"/>398</text:p>
          </table:table-cell>
          <table:table-cell office:value-type="float" office:value="544" table:style-name="ce109">
            <text:p><text:s text:c="3"/>544</text:p>
          </table:table-cell>
          <table:table-cell office:value-type="float" office:value="14362" table:style-name="ce109">
            <text:p><text:s text:c="3"/>14,362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154" table:style-name="ce110">
            <text:p><text:s text:c="3"/>154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5月</text:p>
          </table:table-cell>
          <table:table-cell office:value-type="string" table:style-name="ce111">
            <text:p>男</text:p>
          </table:table-cell>
          <table:table-cell office:value-type="float" office:value="7504" table:style-name="ce112">
            <text:p><text:s text:c="3"/>7,504</text:p>
          </table:table-cell>
          <table:table-cell office:value-type="float" office:value="7224" table:style-name="ce112">
            <text:p><text:s text:c="3"/>7,224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0" table:style-name="ce112">
            <text:p>—</text:p>
          </table:table-cell>
          <table:table-cell office:value-type="float" office:value="7034" table:style-name="ce112">
            <text:p><text:s text:c="3"/>7,034</text:p>
          </table:table-cell>
          <table:table-cell office:value-type="float" office:value="200" table:style-name="ce112">
            <text:p><text:s text:c="3"/>200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7392" table:style-name="ce112">
            <text:p><text:s text:c="3"/>7,392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73" table:style-name="ce113">
            <text:p><text:s text:c="3"/>73</text:p>
          </table:table-cell>
          <table:table-cell table:number-columns-repeated="16372" table:style-name="ce6"/>
        </table:table-row>
        <table:table-row table:style-name="ro7">
          <table:table-cell table:style-name="ce115"/>
          <table:table-cell office:value-type="string" table:style-name="ce111">
            <text:p>女</text:p>
          </table:table-cell>
          <table:table-cell office:value-type="float" office:value="7083" table:style-name="ce112">
            <text:p><text:s text:c="3"/>7,083</text:p>
          </table:table-cell>
          <table:table-cell office:value-type="float" office:value="6813" table:style-name="ce112">
            <text:p><text:s text:c="3"/>6,813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0" table:style-name="ce112">
            <text:p>—</text:p>
          </table:table-cell>
          <table:table-cell office:value-type="float" office:value="6611" table:style-name="ce112">
            <text:p><text:s text:c="3"/>6,611</text:p>
          </table:table-cell>
          <table:table-cell office:value-type="float" office:value="198" table:style-name="ce112">
            <text:p><text:s text:c="3"/>198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6970" table:style-name="ce112">
            <text:p><text:s text:c="3"/>6,970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81" table:style-name="ce113">
            <text:p><text:s text:c="3"/>81</text:p>
          </table:table-cell>
          <table:table-cell table:number-columns-repeated="16372" table:style-name="ce6"/>
        </table:table-row>
        <table:table-row table:style-name="ro7">
          <table:table-cell table:style-name="ce108"/>
          <table:table-cell office:value-type="string" table:style-name="ce108">
            <text:p>計</text:p>
          </table:table-cell>
          <table:table-cell office:value-type="float" office:value="12886" table:style-name="ce109">
            <text:p><text:s text:c="3"/>12,886</text:p>
          </table:table-cell>
          <table:table-cell office:value-type="float" office:value="12377" table:style-name="ce109">
            <text:p><text:s text:c="3"/>12,377</text:p>
          </table:table-cell>
          <table:table-cell office:value-type="float" office:value="509" table:style-name="ce109">
            <text:p><text:s text:c="3"/>509</text:p>
          </table:table-cell>
          <table:table-cell office:value-type="float" office:value="0" table:style-name="ce109">
            <text:p>—</text:p>
          </table:table-cell>
          <table:table-cell office:value-type="float" office:value="12082" table:style-name="ce109">
            <text:p><text:s text:c="3"/>12,082</text:p>
          </table:table-cell>
          <table:table-cell office:value-type="float" office:value="311" table:style-name="ce109">
            <text:p><text:s text:c="3"/>311</text:p>
          </table:table-cell>
          <table:table-cell office:value-type="float" office:value="493" table:style-name="ce109">
            <text:p><text:s text:c="3"/>493</text:p>
          </table:table-cell>
          <table:table-cell office:value-type="float" office:value="12688" table:style-name="ce109">
            <text:p><text:s text:c="3"/>12,688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138" table:style-name="ce110">
            <text:p><text:s text:c="3"/>138</text:p>
          </table:table-cell>
          <table:table-cell table:number-columns-repeated="16372" table:style-name="ce6"/>
        </table:table-row>
        <table:table-row table:style-name="ro7">
          <table:table-cell office:value-type="string" table:style-name="ce111">
            <text:p>6月</text:p>
          </table:table-cell>
          <table:table-cell office:value-type="string" table:style-name="ce111">
            <text:p>男</text:p>
          </table:table-cell>
          <table:table-cell office:value-type="float" office:value="6737" table:style-name="ce112">
            <text:p><text:s text:c="3"/>6,737</text:p>
          </table:table-cell>
          <table:table-cell office:value-type="float" office:value="6461" table:style-name="ce112">
            <text:p><text:s text:c="3"/>6,461</text:p>
          </table:table-cell>
          <table:table-cell office:value-type="float" office:value="276" table:style-name="ce112">
            <text:p><text:s text:c="3"/>276</text:p>
          </table:table-cell>
          <table:table-cell office:value-type="float" office:value="0" table:style-name="ce112">
            <text:p>—</text:p>
          </table:table-cell>
          <table:table-cell office:value-type="float" office:value="6310" table:style-name="ce112">
            <text:p><text:s text:c="3"/>6,310</text:p>
          </table:table-cell>
          <table:table-cell office:value-type="float" office:value="152" table:style-name="ce112">
            <text:p><text:s text:c="3"/>152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6636" table:style-name="ce112">
            <text:p><text:s text:c="3"/>6,636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68" table:style-name="ce113">
            <text:p><text:s text:c="3"/>68</text:p>
          </table:table-cell>
          <table:table-cell table:number-columns-repeated="16372" table:style-name="ce6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149" table:style-name="ce112">
            <text:p><text:s text:c="3"/>6,149</text:p>
          </table:table-cell>
          <table:table-cell office:value-type="float" office:value="5916" table:style-name="ce112">
            <text:p><text:s text:c="3"/>5,916</text:p>
          </table:table-cell>
          <table:table-cell office:value-type="float" office:value="233" table:style-name="ce112">
            <text:p><text:s text:c="3"/>233</text:p>
          </table:table-cell>
          <table:table-cell office:value-type="float" office:value="0" table:style-name="ce112">
            <text:p>—</text:p>
          </table:table-cell>
          <table:table-cell office:value-type="float" office:value="5772" table:style-name="ce112">
            <text:p><text:s text:c="3"/>5,772</text:p>
          </table:table-cell>
          <table:table-cell office:value-type="float" office:value="159" table:style-name="ce112">
            <text:p><text:s text:c="3"/>159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6052" table:style-name="ce112">
            <text:p><text:s text:c="3"/>6,052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70" table:style-name="ce113">
            <text:p><text:s text:c="3"/>70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3">
            <text:p>較上年同月　　増減 (%)<text:s/></text:p>
          </table:table-cell>
          <table:table-cell office:value-type="string" table:style-name="ce121">
            <text:p>計</text:p>
          </table:table-cell>
          <table:table-cell office:value-type="float" office:value="-5.1593434901008317" table:formula="of:=IF(([.C109]&gt;0)*([.C70]=0);100;IF(([.C109]=0)*([.C70]&gt;0);-100;IF(ISERROR(([.C109]-[.C70])/[.C70]*100);0;([.C109]-[.C70])/[.C70]*100)))" table:style-name="ce122">
            <text:p><text:s text:c="3"/>－5.16</text:p>
          </table:table-cell>
          <table:table-cell office:value-type="float" office:value="-5.2659778032912365" table:formula="of:=IF(([.D109]&gt;0)*([.D70]=0);100;IF(([.D109]=0)*([.D70]&gt;0);-100;IF(ISERROR(([.D109]-[.D70])/[.D70]*100);0;([.D109]-[.D70])/[.D70]*100)))" table:style-name="ce122">
            <text:p><text:s text:c="3"/>－5.27</text:p>
          </table:table-cell>
          <table:table-cell office:value-type="float" office:value="-2.3032629558541267" table:formula="of:=IF(([.E109]&gt;0)*([.E70]=0);100;IF(([.E109]=0)*([.E70]&gt;0);-100;IF(ISERROR(([.E109]-[.E70])/[.E70]*100);0;([.E109]-[.E70])/[.E70]*100)))" table:style-name="ce122">
            <text:p><text:s text:c="3"/>－2.30</text:p>
          </table:table-cell>
          <table:table-cell office:value-type="float" office:value="-100" table:formula="of:=IF(([.F109]&gt;0)*([.F70]=0);100;IF(([.F109]=0)*([.F70]&gt;0);-100;IF(ISERROR(([.F109]-[.F70])/[.F70]*100);0;([.F109]-[.F70])/[.F70]*100)))" table:style-name="ce122">
            <text:p><text:s text:c="3"/>－100.00</text:p>
          </table:table-cell>
          <table:table-cell office:value-type="float" office:value="-5.0007862871520681" table:formula="of:=IF(([.G109]&gt;0)*([.G70]=0);100;IF(([.G109]=0)*([.G70]&gt;0);-100;IF(ISERROR(([.G109]-[.G70])/[.G70]*100);0;([.G109]-[.G70])/[.G70]*100)))" table:style-name="ce122">
            <text:p><text:s text:c="3"/>－5.00</text:p>
          </table:table-cell>
          <table:table-cell office:value-type="float" office:value="-12.394366197183098" table:formula="of:=IF(([.H109]&gt;0)*([.H70]=0);100;IF(([.H109]=0)*([.H70]&gt;0);-100;IF(ISERROR(([.H109]-[.H70])/[.H70]*100);0;([.H109]-[.H70])/[.H70]*100)))" table:style-name="ce122">
            <text:p><text:s text:c="3"/>－12.39</text:p>
          </table:table-cell>
          <table:table-cell office:value-type="float" office:value="-4.0856031128404666" table:formula="of:=IF(([.I109]&gt;0)*([.I70]=0);100;IF(([.I109]=0)*([.I70]&gt;0);-100;IF(ISERROR(([.I109]-[.I70])/[.I70]*100);0;([.I109]-[.I70])/[.I70]*100)))" table:style-name="ce122">
            <text:p><text:s text:c="3"/>－4.09</text:p>
          </table:table-cell>
          <table:table-cell office:value-type="float" office:value="-5.1718983557548581" table:formula="of:=IF(([.J109]&gt;0)*([.J70]=0);100;IF(([.J109]=0)*([.J70]&gt;0);-100;IF(ISERROR(([.J109]-[.J70])/[.J70]*100);0;([.J109]-[.J70])/[.J70]*100)))" table:style-name="ce122">
            <text:p><text:s text:c="3"/>－5.17</text:p>
          </table:table-cell>
          <table:table-cell office:value-type="float" office:value="-11.76470588235294" table:formula="of:=IF(([.K109]&gt;0)*([.K70]=0);100;IF(([.K109]=0)*([.K70]&gt;0);-100;IF(ISERROR(([.K109]-[.K70])/[.K70]*100);0;([.K109]-[.K70])/[.K70]*100)))" table:style-name="ce122">
            <text:p><text:s text:c="3"/>－11.76</text:p>
          </table:table-cell>
          <table:table-cell office:value-type="float" office:value="-0.71942446043165476" table:formula="of:=IF(([.L109]&gt;0)*([.L70]=0);100;IF(([.L109]=0)*([.L70]&gt;0);-100;IF(ISERROR(([.L109]-[.L70])/[.L70]*100);0;([.L109]-[.L70])/[.L70]*100)))" table:style-name="ce123">
            <text:p><text:s text:c="3"/>－0.72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4">
            <text:p>男</text:p>
          </table:table-cell>
          <table:table-cell office:value-type="float" office:value="-3.3567637354755417" table:formula="of:=IF(([.C110]&gt;0)*([.C71]=0);100;IF(([.C110]=0)*([.C71]&gt;0);-100;IF(ISERROR(([.C110]-[.C71])/[.C71]*100);0;([.C110]-[.C71])/[.C71]*100)))" table:style-name="ce125">
            <text:p><text:s text:c="3"/>－3.36</text:p>
          </table:table-cell>
          <table:table-cell office:value-type="float" office:value="-3.5815549917922698" table:formula="of:=IF(([.D110]&gt;0)*([.D71]=0);100;IF(([.D110]=0)*([.D71]&gt;0);-100;IF(ISERROR(([.D110]-[.D71])/[.D71]*100);0;([.D110]-[.D71])/[.D71]*100)))" table:style-name="ce125">
            <text:p><text:s text:c="3"/>－3.58</text:p>
          </table:table-cell>
          <table:table-cell office:value-type="float" office:value="2.6022304832713754" table:formula="of:=IF(([.E110]&gt;0)*([.E71]=0);100;IF(([.E110]=0)*([.E71]&gt;0);-100;IF(ISERROR(([.E110]-[.E71])/[.E71]*100);0;([.E110]-[.E71])/[.E71]*100)))" table:style-name="ce125">
            <text:p>2.60</text:p>
          </table:table-cell>
          <table:table-cell office:value-type="float" office:value="-100" table:formula="of:=IF(([.F110]&gt;0)*([.F71]=0);100;IF(([.F110]=0)*([.F71]&gt;0);-100;IF(ISERROR(([.F110]-[.F71])/[.F71]*100);0;([.F110]-[.F71])/[.F71]*100)))" table:style-name="ce125">
            <text:p><text:s text:c="3"/>－100.00</text:p>
          </table:table-cell>
          <table:table-cell office:value-type="float" office:value="-3.4282216100397918" table:formula="of:=IF(([.G110]&gt;0)*([.G71]=0);100;IF(([.G110]=0)*([.G71]&gt;0);-100;IF(ISERROR(([.G110]-[.G71])/[.G71]*100);0;([.G110]-[.G71])/[.G71]*100)))" table:style-name="ce125">
            <text:p><text:s text:c="3"/>－3.43</text:p>
          </table:table-cell>
          <table:table-cell office:value-type="float" office:value="-12.643678160919542" table:formula="of:=IF(([.H110]&gt;0)*([.H71]=0);100;IF(([.H110]=0)*([.H71]&gt;0);-100;IF(ISERROR(([.H110]-[.H71])/[.H71]*100);0;([.H110]-[.H71])/[.H71]*100)))" table:style-name="ce125">
            <text:p><text:s text:c="3"/>－12.64</text:p>
          </table:table-cell>
          <table:table-cell office:value-type="float" office:value="4.5627376425855513" table:formula="of:=IF(([.I110]&gt;0)*([.I71]=0);100;IF(([.I110]=0)*([.I71]&gt;0);-100;IF(ISERROR(([.I110]-[.I71])/[.I71]*100);0;([.I110]-[.I71])/[.I71]*100)))" table:style-name="ce125">
            <text:p>4.56</text:p>
          </table:table-cell>
          <table:table-cell office:value-type="float" office:value="-3.2512027992418724" table:formula="of:=IF(([.J110]&gt;0)*([.J71]=0);100;IF(([.J110]=0)*([.J71]&gt;0);-100;IF(ISERROR(([.J110]-[.J71])/[.J71]*100);0;([.J110]-[.J71])/[.J71]*100)))" table:style-name="ce125">
            <text:p><text:s text:c="3"/>－3.25</text:p>
          </table:table-cell>
          <table:table-cell office:value-type="float" office:value="-13.157894736842104" table:formula="of:=IF(([.K110]&gt;0)*([.K71]=0);100;IF(([.K110]=0)*([.K71]&gt;0);-100;IF(ISERROR(([.K110]-[.K71])/[.K71]*100);0;([.K110]-[.K71])/[.K71]*100)))" table:style-name="ce125">
            <text:p><text:s text:c="3"/>－13.16</text:p>
          </table:table-cell>
          <table:table-cell office:value-type="float" office:value="-8.1081081081081088" table:formula="of:=IF(([.L110]&gt;0)*([.L71]=0);100;IF(([.L110]=0)*([.L71]&gt;0);-100;IF(ISERROR(([.L110]-[.L71])/[.L71]*100);0;([.L110]-[.L71])/[.L71]*100)))" table:style-name="ce126">
            <text:p><text:s text:c="3"/>－8.11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7">
            <text:p>女</text:p>
          </table:table-cell>
          <table:table-cell office:value-type="float" office:value="-7.0586457073760585" table:formula="of:=IF(([.C111]&gt;0)*([.C72]=0);100;IF(([.C111]=0)*([.C72]&gt;0);-100;IF(ISERROR(([.C111]-[.C72])/[.C72]*100);0;([.C111]-[.C72])/[.C72]*100)))" table:style-name="ce128">
            <text:p><text:s text:c="3"/>－7.06</text:p>
          </table:table-cell>
          <table:table-cell office:value-type="float" office:value="-7.0395977372721559" table:formula="of:=IF(([.D111]&gt;0)*([.D72]=0);100;IF(([.D111]=0)*([.D72]&gt;0);-100;IF(ISERROR(([.D111]-[.D72])/[.D72]*100);0;([.D111]-[.D72])/[.D72]*100)))" table:style-name="ce128">
            <text:p><text:s text:c="3"/>－7.04</text:p>
          </table:table-cell>
          <table:table-cell office:value-type="float" office:value="-7.5396825396825395" table:formula="of:=IF(([.E111]&gt;0)*([.E72]=0);100;IF(([.E111]=0)*([.E72]&gt;0);-100;IF(ISERROR(([.E111]-[.E72])/[.E72]*100);0;([.E111]-[.E72])/[.E72]*100)))" table:style-name="ce128">
            <text:p><text:s text:c="3"/>－7.54</text:p>
          </table:table-cell>
          <table:table-cell office:value-type="float" office:value="0" table:formula="of:=IF(([.F111]&gt;0)*([.F72]=0);100;IF(([.F111]=0)*([.F72]&gt;0);-100;IF(ISERROR(([.F111]-[.F72])/[.F72]*100);0;([.F111]-[.F72])/[.F72]*100)))" table:style-name="ce128">
            <text:p>－</text:p>
          </table:table-cell>
          <table:table-cell office:value-type="float" office:value="-6.6623544631306597" table:formula="of:=IF(([.G111]&gt;0)*([.G72]=0);100;IF(([.G111]=0)*([.G72]&gt;0);-100;IF(ISERROR(([.G111]-[.G72])/[.G72]*100);0;([.G111]-[.G72])/[.G72]*100)))" table:style-name="ce128">
            <text:p><text:s text:c="3"/>－6.66</text:p>
          </table:table-cell>
          <table:table-cell office:value-type="float" office:value="-12.154696132596685" table:formula="of:=IF(([.H111]&gt;0)*([.H72]=0);100;IF(([.H111]=0)*([.H72]&gt;0);-100;IF(ISERROR(([.H111]-[.H72])/[.H72]*100);0;([.H111]-[.H72])/[.H72]*100)))" table:style-name="ce128">
            <text:p><text:s text:c="3"/>－12.15</text:p>
          </table:table-cell>
          <table:table-cell office:value-type="float" office:value="-13.147410358565736" table:formula="of:=IF(([.I111]&gt;0)*([.I72]=0);100;IF(([.I111]=0)*([.I72]&gt;0);-100;IF(ISERROR(([.I111]-[.I72])/[.I72]*100);0;([.I111]-[.I72])/[.I72]*100)))" table:style-name="ce128">
            <text:p><text:s text:c="3"/>－13.15</text:p>
          </table:table-cell>
          <table:table-cell office:value-type="float" office:value="-7.1921484434902618" table:formula="of:=IF(([.J111]&gt;0)*([.J72]=0);100;IF(([.J111]=0)*([.J72]&gt;0);-100;IF(ISERROR(([.J111]-[.J72])/[.J72]*100);0;([.J111]-[.J72])/[.J72]*100)))" table:style-name="ce128">
            <text:p><text:s text:c="3"/>－7.19</text:p>
          </table:table-cell>
          <table:table-cell office:value-type="float" office:value="-10" table:formula="of:=IF(([.K111]&gt;0)*([.K72]=0);100;IF(([.K111]=0)*([.K72]&gt;0);-100;IF(ISERROR(([.K111]-[.K72])/[.K72]*100);0;([.K111]-[.K72])/[.K72]*100)))" table:style-name="ce128">
            <text:p><text:s text:c="3"/>－10.00</text:p>
          </table:table-cell>
          <table:table-cell office:value-type="float" office:value="7.6923076923076925" table:formula="of:=IF(([.L111]&gt;0)*([.L72]=0);100;IF(([.L111]=0)*([.L72]&gt;0);-100;IF(ISERROR(([.L111]-[.L72])/[.L72]*100);0;([.L111]-[.L72])/[.L72]*100)))" table:style-name="ce129">
            <text:p>7.69</text:p>
          </table:table-cell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2">
            <text:p>較本年上月</text:p>
            <text:p>増減 (%)</text:p>
          </table:table-cell>
          <table:table-cell office:value-type="string" table:style-name="ce130">
            <text:p>計</text:p>
          </table:table-cell>
          <table:table-cell office:value-type="float" office:value="-11.661068074312745" table:formula="of:=IF(([.C109]&gt;0)*([.C106]=0);100;IF(([.C109]=0)*([.C106]&gt;0);-100;IF(ISERROR(([.C109]-[.C106])/[.C106]*100);0;([.C109]-[.C106])/[.C106]*100)))" table:style-name="ce131">
            <text:p><text:s text:c="3"/>－11.66</text:p>
          </table:table-cell>
          <table:table-cell office:value-type="float" office:value="-11.825888722661537" table:formula="of:=IF(([.D109]&gt;0)*([.D106]=0);100;IF(([.D109]=0)*([.D106]&gt;0);-100;IF(ISERROR(([.D109]-[.D106])/[.D106]*100);0;([.D109]-[.D106])/[.D106]*100)))" table:style-name="ce131">
            <text:p><text:s text:c="3"/>－11.83</text:p>
          </table:table-cell>
          <table:table-cell office:value-type="float" office:value="-7.4545454545454541" table:formula="of:=IF(([.E109]&gt;0)*([.E106]=0);100;IF(([.E109]=0)*([.E106]&gt;0);-100;IF(ISERROR(([.E109]-[.E106])/[.E106]*100);0;([.E109]-[.E106])/[.E106]*100)))" table:style-name="ce131">
            <text:p><text:s text:c="3"/>－7.45</text:p>
          </table:table-cell>
          <table:table-cell office:value-type="float" office:value="0" table:formula="of:=IF(([.F109]&gt;0)*([.F106]=0);100;IF(([.F109]=0)*([.F106]&gt;0);-100;IF(ISERROR(([.F109]-[.F106])/[.F106]*100);0;([.F109]-[.F106])/[.F106]*100)))" table:style-name="ce131">
            <text:p>－</text:p>
          </table:table-cell>
          <table:table-cell office:value-type="float" office:value="-11.45474532795896" table:formula="of:=IF(([.G109]&gt;0)*([.G106]=0);100;IF(([.G109]=0)*([.G106]&gt;0);-100;IF(ISERROR(([.G109]-[.G106])/[.G106]*100);0;([.G109]-[.G106])/[.G106]*100)))" table:style-name="ce131">
            <text:p><text:s text:c="3"/>－11.45</text:p>
          </table:table-cell>
          <table:table-cell office:value-type="float" office:value="-21.859296482412059" table:formula="of:=IF(([.H109]&gt;0)*([.H106]=0);100;IF(([.H109]=0)*([.H106]&gt;0);-100;IF(ISERROR(([.H109]-[.H106])/[.H106]*100);0;([.H109]-[.H106])/[.H106]*100)))" table:style-name="ce131">
            <text:p><text:s text:c="3"/>－21.86</text:p>
          </table:table-cell>
          <table:table-cell office:value-type="float" office:value="-9.375" table:formula="of:=IF(([.I109]&gt;0)*([.I106]=0);100;IF(([.I109]=0)*([.I106]&gt;0);-100;IF(ISERROR(([.I109]-[.I106])/[.I106]*100);0;([.I109]-[.I106])/[.I106]*100)))" table:style-name="ce131">
            <text:p><text:s text:c="3"/>－9.38</text:p>
          </table:table-cell>
          <table:table-cell office:value-type="float" office:value="-11.65575825093998" table:formula="of:=IF(([.J109]&gt;0)*([.J106]=0);100;IF(([.J109]=0)*([.J106]&gt;0);-100;IF(ISERROR(([.J109]-[.J106])/[.J106]*100);0;([.J109]-[.J106])/[.J106]*100)))" table:style-name="ce131">
            <text:p><text:s text:c="3"/>－11.66</text:p>
          </table:table-cell>
          <table:table-cell office:value-type="float" office:value="-15.492957746478872" table:formula="of:=IF(([.K109]&gt;0)*([.K106]=0);100;IF(([.K109]=0)*([.K106]&gt;0);-100;IF(ISERROR(([.K109]-[.K106])/[.K106]*100);0;([.K109]-[.K106])/[.K106]*100)))" table:style-name="ce131">
            <text:p><text:s text:c="3"/>－15.49</text:p>
          </table:table-cell>
          <table:table-cell office:value-type="float" office:value="-10.38961038961039" table:formula="of:=IF(([.L109]&gt;0)*([.L106]=0);100;IF(([.L109]=0)*([.L106]&gt;0);-100;IF(ISERROR(([.L109]-[.L106])/[.L106]*100);0;([.L109]-[.L106])/[.L106]*100)))" table:style-name="ce132">
            <text:p><text:s text:c="3"/>－10.39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4">
            <text:p>男</text:p>
          </table:table-cell>
          <table:table-cell office:value-type="float" office:value="-10.221215351812367" table:formula="of:=IF(([.C110]&gt;0)*([.C107]=0);100;IF(([.C110]=0)*([.C107]&gt;0);-100;IF(ISERROR(([.C110]-[.C107])/[.C107]*100);0;([.C110]-[.C107])/[.C107]*100)))" table:style-name="ce125">
            <text:p><text:s text:c="3"/>－10.22</text:p>
          </table:table-cell>
          <table:table-cell office:value-type="float" office:value="-10.562015503875969" table:formula="of:=IF(([.D110]&gt;0)*([.D107]=0);100;IF(([.D110]=0)*([.D107]&gt;0);-100;IF(ISERROR(([.D110]-[.D107])/[.D107]*100);0;([.D110]-[.D107])/[.D107]*100)))" table:style-name="ce125">
            <text:p><text:s text:c="3"/>－10.56</text:p>
          </table:table-cell>
          <table:table-cell office:value-type="float" office:value="-1.4285714285714286" table:formula="of:=IF(([.E110]&gt;0)*([.E107]=0);100;IF(([.E110]=0)*([.E107]&gt;0);-100;IF(ISERROR(([.E110]-[.E107])/[.E107]*100);0;([.E110]-[.E107])/[.E107]*100)))" table:style-name="ce125">
            <text:p><text:s text:c="3"/>－1.43</text:p>
          </table:table-cell>
          <table:table-cell office:value-type="float" office:value="0" table:formula="of:=IF(([.F110]&gt;0)*([.F107]=0);100;IF(([.F110]=0)*([.F107]&gt;0);-100;IF(ISERROR(([.F110]-[.F107])/[.F107]*100);0;([.F110]-[.F107])/[.F107]*100)))" table:style-name="ce125">
            <text:p>－</text:p>
          </table:table-cell>
          <table:table-cell office:value-type="float" office:value="-10.292863235712254" table:formula="of:=IF(([.G110]&gt;0)*([.G107]=0);100;IF(([.G110]=0)*([.G107]&gt;0);-100;IF(ISERROR(([.G110]-[.G107])/[.G107]*100);0;([.G110]-[.G107])/[.G107]*100)))" table:style-name="ce125">
            <text:p><text:s text:c="3"/>－10.29</text:p>
          </table:table-cell>
          <table:table-cell office:value-type="float" office:value="-24" table:formula="of:=IF(([.H110]&gt;0)*([.H107]=0);100;IF(([.H110]=0)*([.H107]&gt;0);-100;IF(ISERROR(([.H110]-[.H107])/[.H107]*100);0;([.H110]-[.H107])/[.H107]*100)))" table:style-name="ce125">
            <text:p><text:s text:c="3"/>－24.00</text:p>
          </table:table-cell>
          <table:table-cell office:value-type="float" office:value="1.8518518518518516" table:formula="of:=IF(([.I110]&gt;0)*([.I107]=0);100;IF(([.I110]=0)*([.I107]&gt;0);-100;IF(ISERROR(([.I110]-[.I107])/[.I107]*100);0;([.I110]-[.I107])/[.I107]*100)))" table:style-name="ce125">
            <text:p>1.85</text:p>
          </table:table-cell>
          <table:table-cell office:value-type="float" office:value="-10.227272727272728" table:formula="of:=IF(([.J110]&gt;0)*([.J107]=0);100;IF(([.J110]=0)*([.J107]&gt;0);-100;IF(ISERROR(([.J110]-[.J107])/[.J107]*100);0;([.J110]-[.J107])/[.J107]*100)))" table:style-name="ce125">
            <text:p><text:s text:c="3"/>－10.23</text:p>
          </table:table-cell>
          <table:table-cell office:value-type="float" office:value="-15.384615384615385" table:formula="of:=IF(([.K110]&gt;0)*([.K107]=0);100;IF(([.K110]=0)*([.K107]&gt;0);-100;IF(ISERROR(([.K110]-[.K107])/[.K107]*100);0;([.K110]-[.K107])/[.K107]*100)))" table:style-name="ce125">
            <text:p><text:s text:c="3"/>－15.38</text:p>
          </table:table-cell>
          <table:table-cell office:value-type="float" office:value="-6.8493150684931505" table:formula="of:=IF(([.L110]&gt;0)*([.L107]=0);100;IF(([.L110]=0)*([.L107]&gt;0);-100;IF(ISERROR(([.L110]-[.L107])/[.L107]*100);0;([.L110]-[.L107])/[.L107]*100)))" table:style-name="ce126">
            <text:p><text:s text:c="3"/>－6.85</text:p>
          </table:table-cell>
          <table:table-cell table:number-columns-repeated="16372" table:style-name="ce6"/>
        </table:table-row>
        <table:table-row table:style-name="ro7">
          <table:covered-table-cell/>
          <table:table-cell office:value-type="string" table:style-name="ce127">
            <text:p>女</text:p>
          </table:table-cell>
          <table:table-cell office:value-type="float" office:value="-13.186502894253845" table:formula="of:=IF(([.C111]&gt;0)*([.C108]=0);100;IF(([.C111]=0)*([.C108]&gt;0);-100;IF(ISERROR(([.C111]-[.C108])/[.C108]*100);0;([.C111]-[.C108])/[.C108]*100)))" table:style-name="ce128">
            <text:p><text:s text:c="3"/>－13.19</text:p>
          </table:table-cell>
          <table:table-cell office:value-type="float" office:value="-13.166006164685159" table:formula="of:=IF(([.D111]&gt;0)*([.D108]=0);100;IF(([.D111]=0)*([.D108]&gt;0);-100;IF(ISERROR(([.D111]-[.D108])/[.D108]*100);0;([.D111]-[.D108])/[.D108]*100)))" table:style-name="ce128">
            <text:p><text:s text:c="3"/>－13.17</text:p>
          </table:table-cell>
          <table:table-cell office:value-type="float" office:value="-13.703703703703704" table:formula="of:=IF(([.E111]&gt;0)*([.E108]=0);100;IF(([.E111]=0)*([.E108]&gt;0);-100;IF(ISERROR(([.E111]-[.E108])/[.E108]*100);0;([.E111]-[.E108])/[.E108]*100)))" table:style-name="ce128">
            <text:p><text:s text:c="3"/>－13.70</text:p>
          </table:table-cell>
          <table:table-cell office:value-type="float" office:value="0" table:formula="of:=IF(([.F111]&gt;0)*([.F108]=0);100;IF(([.F111]=0)*([.F108]&gt;0);-100;IF(ISERROR(([.F111]-[.F108])/[.F108]*100);0;([.F111]-[.F108])/[.F108]*100)))" table:style-name="ce128">
            <text:p>－</text:p>
          </table:table-cell>
          <table:table-cell office:value-type="float" office:value="-12.690969596127665" table:formula="of:=IF(([.G111]&gt;0)*([.G108]=0);100;IF(([.G111]=0)*([.G108]&gt;0);-100;IF(ISERROR(([.G111]-[.G108])/[.G108]*100);0;([.G111]-[.G108])/[.G108]*100)))" table:style-name="ce128">
            <text:p><text:s text:c="3"/>－12.69</text:p>
          </table:table-cell>
          <table:table-cell office:value-type="float" office:value="-19.696969696969695" table:formula="of:=IF(([.H111]&gt;0)*([.H108]=0);100;IF(([.H111]=0)*([.H108]&gt;0);-100;IF(ISERROR(([.H111]-[.H108])/[.H108]*100);0;([.H111]-[.H108])/[.H108]*100)))" table:style-name="ce128">
            <text:p><text:s text:c="3"/>－19.70</text:p>
          </table:table-cell>
          <table:table-cell office:value-type="float" office:value="-20.437956204379564" table:formula="of:=IF(([.I111]&gt;0)*([.I108]=0);100;IF(([.I111]=0)*([.I108]&gt;0);-100;IF(ISERROR(([.I111]-[.I108])/[.I108]*100);0;([.I111]-[.I108])/[.I108]*100)))" table:style-name="ce128">
            <text:p><text:s text:c="3"/>－20.44</text:p>
          </table:table-cell>
          <table:table-cell office:value-type="float" office:value="-13.170731707317074" table:formula="of:=IF(([.J111]&gt;0)*([.J108]=0);100;IF(([.J111]=0)*([.J108]&gt;0);-100;IF(ISERROR(([.J111]-[.J108])/[.J108]*100);0;([.J111]-[.J108])/[.J108]*100)))" table:style-name="ce128">
            <text:p><text:s text:c="3"/>－13.17</text:p>
          </table:table-cell>
          <table:table-cell office:value-type="float" office:value="-15.625" table:formula="of:=IF(([.K111]&gt;0)*([.K108]=0);100;IF(([.K111]=0)*([.K108]&gt;0);-100;IF(ISERROR(([.K111]-[.K108])/[.K108]*100);0;([.K111]-[.K108])/[.K108]*100)))" table:style-name="ce128">
            <text:p><text:s text:c="3"/>－15.63</text:p>
          </table:table-cell>
          <table:table-cell office:value-type="float" office:value="-13.580246913580247" table:formula="of:=IF(([.L111]&gt;0)*([.L108]=0);100;IF(([.L111]=0)*([.L108]&gt;0);-100;IF(ISERROR(([.L111]-[.L108])/[.L108]*100);0;([.L111]-[.L108])/[.L108]*100)))" table:style-name="ce129">
            <text:p><text:s text:c="3"/>－13.58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">
            <text:p>說明：1.本表按登記日期統計，86年以前未有是項統計。生父原屬國籍(地區)自103年起統計。</text:p>
          </table:table-cell>
          <table:table-cell table:number-columns-repeated="4" table:style-name="ce10"/>
          <table:table-cell table:style-name="ce9"/>
          <table:table-cell table:number-columns-repeated="2" table:style-name="ce8"/>
          <table:table-cell table:number-columns-repeated="3" table:style-name="ce6"/>
          <table:table-cell office:value-type="string" table:style-name="ce7">
            <text:p>內政部戶政司 民國108年7月5日編製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">
            <text:p>     <text:s/>2.93年以前生母原屬大陸、港澳地區或外國籍已定居設戶籍者，列入本國籍統計。</text:p>
          </table:table-cell>
          <table:table-cell table:number-columns-repeated="4" table:style-name="ce5"/>
          <table:table-cell table:number-columns-repeated="16379" table:style-name="ce4"/>
        </table:table-row>
        <table:table-row table:style-name="ro8">
          <table:table-cell office:value-type="string" table:style-name="ce1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4"/>
        </table:table-row>
        <table:table-row table:number-rows-repeated="1048456" table:style-name="ro9">
          <table:table-cell table:number-columns-repeated="16384"/>
        </table:table-row>
      </table:table>
      <table:table table:name="07-縣市別" table:style-name="ta2">
        <table:table-column table:style-name="co5" table:default-cell-style-name="ce4"/>
        <table:table-column table:style-name="co2" table:default-cell-style-name="ce4"/>
        <table:table-column table:style-name="co6" table:number-columns-repeated="10" table:default-cell-style-name="ce4"/>
        <table:table-column table:style-name="co4" table:number-columns-repeated="16372" table:default-cell-style-name="ce4"/>
        <table:table-row table:style-name="ro10">
          <table:table-cell office:value-type="string" table:number-columns-spanned="12" table:number-rows-spanned="1" table:style-name="ce16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32"/>
        </table:table-row>
        <table:table-row table:style-name="ro11">
          <table:table-cell table:style-name="ce32"/>
          <table:table-cell table:number-columns-repeated="2" table:style-name="ce62"/>
          <table:table-cell table:style-name="ce32"/>
          <table:table-cell table:style-name="ce62"/>
          <table:table-cell office:value-type="string" table:style-name="ce62">
            <text:p>中 華 民 國 108 年 6 月 份</text:p>
          </table:table-cell>
          <table:table-cell table:style-name="ce32"/>
          <table:table-cell table:style-name="ce62"/>
          <table:table-cell table:number-columns-repeated="3" table:style-name="ce32"/>
          <table:table-cell office:value-type="string" table:style-name="ce61">
            <text:p><text:s text:c="3"/>單位︰人</text:p>
          </table:table-cell>
          <table:table-cell table:number-columns-repeated="16372" table:style-name="ce32"/>
        </table:table-row>
        <table:table-row table:style-name="ro12">
          <table:table-cell office:value-type="string" table:number-columns-spanned="1" table:number-rows-spanned="4" table:style-name="ce198">
            <text:p>區域別</text:p>
          </table:table-cell>
          <table:table-cell office:value-type="string" table:number-columns-spanned="1" table:number-rows-spanned="4" table:style-name="ce199">
            <text:p>性別</text:p>
          </table:table-cell>
          <table:table-cell office:value-type="string" table:number-columns-spanned="4" table:number-rows-spanned="1" table:style-name="ce19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9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40">
            <text:p><text:s text:c="2"/><text:span text:style-name="T3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4">
            <text:p>合計</text:p>
          </table:table-cell>
          <table:table-cell office:value-type="string" table:number-columns-spanned="1" table:number-rows-spanned="3" table:style-name="ce194">
            <text:p>婚生</text:p>
          </table:table-cell>
          <table:table-cell office:value-type="string" table:number-columns-spanned="1" table:number-rows-spanned="3" table:style-name="ce195">
            <text:p>非婚生</text:p>
          </table:table-cell>
          <table:table-cell office:value-type="string" table:number-columns-spanned="1" table:number-rows-spanned="3" table:style-name="ce194">
            <text:p>無依兒童</text:p>
          </table:table-cell>
          <table:table-cell office:value-type="string" table:number-columns-spanned="1" table:number-rows-spanned="3" table:style-name="ce194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5">
            <text:p>外國籍</text:p>
          </table:table-cell>
          <table:table-cell office:value-type="string" table:number-columns-spanned="1" table:number-rows-spanned="3" table:style-name="ce194">
            <text:p>本國</text:p>
          </table:table-cell>
          <table:table-cell office:value-type="string" table:number-columns-spanned="1" table:number-rows-spanned="3" table:style-name="ce195">
            <text:p>大陸港澳</text:p>
            <text:p>地區</text:p>
          </table:table-cell>
          <table:table-cell office:value-type="string" table:number-columns-spanned="1" table:number-rows-spanned="3" table:style-name="ce196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60"/>
          <table:table-cell office:value-type="string" table:style-name="ce17">
            <text:p>計</text:p>
          </table:table-cell>
          <table:table-cell office:value-type="float" office:value="12886" table:style-name="ce27">
            <text:p><text:s text:c="3"/>12,886</text:p>
          </table:table-cell>
          <table:table-cell office:value-type="float" office:value="12377" table:style-name="ce59">
            <text:p><text:s text:c="3"/>12,377</text:p>
          </table:table-cell>
          <table:table-cell office:value-type="float" office:value="509" table:style-name="ce59">
            <text:p><text:s text:c="3"/>509</text:p>
          </table:table-cell>
          <table:table-cell office:value-type="float" office:value="0" table:style-name="ce59">
            <text:p>—</text:p>
          </table:table-cell>
          <table:table-cell office:value-type="float" office:value="12082" table:style-name="ce59">
            <text:p><text:s text:c="3"/>12,082</text:p>
          </table:table-cell>
          <table:table-cell office:value-type="float" office:value="311" table:style-name="ce59">
            <text:p><text:s text:c="3"/>311</text:p>
          </table:table-cell>
          <table:table-cell office:value-type="float" office:value="493" table:style-name="ce59">
            <text:p><text:s text:c="3"/>493</text:p>
          </table:table-cell>
          <table:table-cell office:value-type="float" office:value="12688" table:style-name="ce59">
            <text:p><text:s text:c="3"/>12,688</text:p>
          </table:table-cell>
          <table:table-cell office:value-type="float" office:value="60" table:style-name="ce59">
            <text:p><text:s text:c="3"/>60</text:p>
          </table:table-cell>
          <table:table-cell office:value-type="float" office:value="138" table:style-name="ce58">
            <text:p><text:s text:c="3"/>138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">
            <text:p>總 <text:s text:c="5"/>計</text:p>
          </table:table-cell>
          <table:table-cell office:value-type="string" table:style-name="ce16">
            <text:p>男</text:p>
          </table:table-cell>
          <table:table-cell office:value-type="float" office:value="6737" table:style-name="ce46">
            <text:p><text:s text:c="3"/>6,737</text:p>
          </table:table-cell>
          <table:table-cell office:value-type="float" office:value="6461" table:style-name="ce56">
            <text:p><text:s text:c="3"/>6,461</text:p>
          </table:table-cell>
          <table:table-cell office:value-type="float" office:value="276" table:style-name="ce56">
            <text:p><text:s text:c="3"/>276</text:p>
          </table:table-cell>
          <table:table-cell office:value-type="float" office:value="0" table:style-name="ce56">
            <text:p>—</text:p>
          </table:table-cell>
          <table:table-cell office:value-type="float" office:value="6310" table:style-name="ce56">
            <text:p><text:s text:c="3"/>6,310</text:p>
          </table:table-cell>
          <table:table-cell office:value-type="float" office:value="152" table:style-name="ce56">
            <text:p><text:s text:c="3"/>152</text:p>
          </table:table-cell>
          <table:table-cell office:value-type="float" office:value="275" table:style-name="ce56">
            <text:p><text:s text:c="3"/>275</text:p>
          </table:table-cell>
          <table:table-cell office:value-type="float" office:value="6636" table:style-name="ce56">
            <text:p><text:s text:c="3"/>6,636</text:p>
          </table:table-cell>
          <table:table-cell office:value-type="float" office:value="33" table:style-name="ce56">
            <text:p><text:s text:c="3"/>33</text:p>
          </table:table-cell>
          <table:table-cell office:value-type="float" office:value="68" table:style-name="ce57">
            <text:p><text:s text:c="3"/>68</text:p>
          </table:table-cell>
          <table:table-cell table:number-columns-repeated="16372" table:style-name="ce6"/>
        </table:table-row>
        <table:table-row table:style-name="ro15">
          <table:table-cell table:style-name="ce50"/>
          <table:table-cell office:value-type="string" table:style-name="ce26">
            <text:p>女</text:p>
          </table:table-cell>
          <table:table-cell office:value-type="float" office:value="6149" table:style-name="ce45">
            <text:p><text:s text:c="3"/>6,149</text:p>
          </table:table-cell>
          <table:table-cell office:value-type="float" office:value="5916" table:style-name="ce56">
            <text:p><text:s text:c="3"/>5,916</text:p>
          </table:table-cell>
          <table:table-cell office:value-type="float" office:value="233" table:style-name="ce56">
            <text:p><text:s text:c="3"/>233</text:p>
          </table:table-cell>
          <table:table-cell office:value-type="float" office:value="0" table:style-name="ce56">
            <text:p>—</text:p>
          </table:table-cell>
          <table:table-cell office:value-type="float" office:value="5772" table:style-name="ce63">
            <text:p><text:s text:c="3"/>5,772</text:p>
          </table:table-cell>
          <table:table-cell office:value-type="float" office:value="159" table:style-name="ce56">
            <text:p><text:s text:c="3"/>159</text:p>
          </table:table-cell>
          <table:table-cell office:value-type="float" office:value="218" table:style-name="ce56">
            <text:p><text:s text:c="3"/>218</text:p>
          </table:table-cell>
          <table:table-cell office:value-type="float" office:value="6052" table:style-name="ce56">
            <text:p><text:s text:c="3"/>6,052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70" table:style-name="ce55">
            <text:p><text:s text:c="3"/>70</text:p>
          </table:table-cell>
          <table:table-cell table:number-columns-repeated="16372" table:style-name="ce6"/>
        </table:table-row>
        <table:table-row table:style-name="ro15">
          <table:table-cell table:style-name="ce53"/>
          <table:table-cell office:value-type="string" table:style-name="ce17">
            <text:p>計</text:p>
          </table:table-cell>
          <table:table-cell office:value-type="float" office:value="2053" table:style-name="ce27">
            <text:p><text:s text:c="3"/>2,053</text:p>
          </table:table-cell>
          <table:table-cell office:value-type="float" office:value="1968" table:style-name="ce27">
            <text:p><text:s text:c="3"/>1,968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0" table:style-name="ce27">
            <text:p>—</text:p>
          </table:table-cell>
          <table:table-cell office:value-type="float" office:value="1901" table:style-name="ce56">
            <text:p><text:s text:c="3"/>1,901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83" table:style-name="ce48">
            <text:p><text:s text:c="3"/>83</text:p>
          </table:table-cell>
          <table:table-cell office:value-type="float" office:value="2010" table:style-name="ce59">
            <text:p><text:s text:c="3"/>2,010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31" table:style-name="ce48">
            <text:p><text:s text:c="3"/>31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">
            <text:p>新北市</text:p>
          </table:table-cell>
          <table:table-cell office:value-type="string" table:style-name="ce16">
            <text:p>男</text:p>
          </table:table-cell>
          <table:table-cell office:value-type="float" office:value="1055" table:style-name="ce46">
            <text:p><text:s text:c="3"/>1,055</text:p>
          </table:table-cell>
          <table:table-cell office:value-type="float" office:value="1014" table:style-name="ce46">
            <text:p><text:s text:c="3"/>1,01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—</text:p>
          </table:table-cell>
          <table:table-cell office:value-type="float" office:value="971" table:style-name="ce56">
            <text:p><text:s text:c="3"/>97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034" table:style-name="ce56">
            <text:p><text:s text:c="3"/>1,03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6" table:style-name="ce47">
            <text:p><text:s text:c="3"/>16</text:p>
          </table:table-cell>
          <table:table-cell table:number-columns-repeated="16372" table:style-name="ce6"/>
        </table:table-row>
        <table:table-row table:style-name="ro15">
          <table:table-cell table:style-name="ce50"/>
          <table:table-cell office:value-type="string" table:style-name="ce26">
            <text:p>女</text:p>
          </table:table-cell>
          <table:table-cell office:value-type="float" office:value="998" table:style-name="ce45">
            <text:p><text:s text:c="3"/>998</text:p>
          </table:table-cell>
          <table:table-cell office:value-type="float" office:value="954" table:style-name="ce46">
            <text:p><text:s text:c="3"/>954</text:p>
          </table:table-cell>
          <table:table-cell office:value-type="float" office:value="44" table:style-name="ce45">
            <text:p><text:s text:c="3"/>44</text:p>
          </table:table-cell>
          <table:table-cell office:value-type="float" office:value="0" table:style-name="ce45">
            <text:p>—</text:p>
          </table:table-cell>
          <table:table-cell office:value-type="float" office:value="930" table:style-name="ce63">
            <text:p><text:s text:c="3"/>930</text:p>
          </table:table-cell>
          <table:table-cell office:value-type="float" office:value="36" table:style-name="ce45">
            <text:p><text:s text:c="3"/>36</text:p>
          </table:table-cell>
          <table:table-cell office:value-type="float" office:value="32" table:style-name="ce44">
            <text:p><text:s text:c="3"/>32</text:p>
          </table:table-cell>
          <table:table-cell office:value-type="float" office:value="976" table:style-name="ce63">
            <text:p><text:s text:c="3"/>97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15" table:style-name="ce44">
            <text:p><text:s text:c="3"/>15</text:p>
          </table:table-cell>
          <table:table-cell table:number-columns-repeated="16372" table:style-name="ce6"/>
        </table:table-row>
        <table:table-row table:style-name="ro15">
          <table:table-cell table:style-name="ce53"/>
          <table:table-cell office:value-type="string" table:style-name="ce17">
            <text:p>計</text:p>
          </table:table-cell>
          <table:table-cell office:value-type="float" office:value="1503" table:style-name="ce27">
            <text:p><text:s text:c="3"/>1,503</text:p>
          </table:table-cell>
          <table:table-cell office:value-type="float" office:value="1468" table:style-name="ce27">
            <text:p><text:s text:c="3"/>1,468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0" table:style-name="ce27">
            <text:p>—</text:p>
          </table:table-cell>
          <table:table-cell office:value-type="float" office:value="1432" table:style-name="ce56">
            <text:p><text:s text:c="3"/>1,432</text:p>
          </table:table-cell>
          <table:table-cell office:value-type="float" office:value="45" table:style-name="ce27">
            <text:p><text:s text:c="3"/>45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1462" table:style-name="ce59">
            <text:p><text:s text:c="3"/>1,462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29" table:style-name="ce48">
            <text:p><text:s text:c="3"/>29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">
            <text:p>臺北市</text:p>
          </table:table-cell>
          <table:table-cell office:value-type="string" table:style-name="ce16">
            <text:p>男</text:p>
          </table:table-cell>
          <table:table-cell office:value-type="float" office:value="796" table:style-name="ce46">
            <text:p><text:s text:c="3"/>796</text:p>
          </table:table-cell>
          <table:table-cell office:value-type="float" office:value="776" table:style-name="ce46">
            <text:p><text:s text:c="3"/>77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—</text:p>
          </table:table-cell>
          <table:table-cell office:value-type="float" office:value="763" table:style-name="ce56">
            <text:p><text:s text:c="3"/>76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775" table:style-name="ce56">
            <text:p><text:s text:c="3"/>77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2" table:style-name="ce47">
            <text:p><text:s text:c="3"/>12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26">
            <text:p>女</text:p>
          </table:table-cell>
          <table:table-cell office:value-type="float" office:value="707" table:style-name="ce45">
            <text:p><text:s text:c="3"/>707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15" table:style-name="ce45">
            <text:p><text:s text:c="3"/>15</text:p>
          </table:table-cell>
          <table:table-cell office:value-type="float" office:value="0" table:style-name="ce45">
            <text:p>—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25" table:style-name="ce45">
            <text:p><text:s text:c="3"/>25</text:p>
          </table:table-cell>
          <table:table-cell office:value-type="float" office:value="13" table:style-name="ce44">
            <text:p><text:s text:c="3"/>13</text:p>
          </table:table-cell>
          <table:table-cell office:value-type="float" office:value="687" table:style-name="ce63">
            <text:p><text:s text:c="3"/>687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7" table:style-name="ce44">
            <text:p><text:s text:c="3"/>17</text:p>
          </table:table-cell>
          <table:table-cell table:number-columns-repeated="16372" table:style-name="ce6"/>
        </table:table-row>
        <table:table-row table:style-name="ro15">
          <table:table-cell table:style-name="ce52"/>
          <table:table-cell office:value-type="string" table:style-name="ce17">
            <text:p>計</text:p>
          </table:table-cell>
          <table:table-cell office:value-type="float" office:value="1675" table:style-name="ce27">
            <text:p><text:s text:c="3"/>1,675</text:p>
          </table:table-cell>
          <table:table-cell office:value-type="float" office:value="1630" table:style-name="ce27">
            <text:p><text:s text:c="3"/>1,630</text:p>
          </table:table-cell>
          <table:table-cell office:value-type="float" office:value="45" table:style-name="ce27">
            <text:p><text:s text:c="3"/>45</text:p>
          </table:table-cell>
          <table:table-cell office:value-type="float" office:value="0" table:style-name="ce27">
            <text:p>—</text:p>
          </table:table-cell>
          <table:table-cell office:value-type="float" office:value="1571" table:style-name="ce56">
            <text:p><text:s text:c="3"/>1,571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66" table:style-name="ce48">
            <text:p><text:s text:c="3"/>66</text:p>
          </table:table-cell>
          <table:table-cell office:value-type="float" office:value="1643" table:style-name="ce59">
            <text:p><text:s text:c="3"/>1,643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21" table:style-name="ce48">
            <text:p><text:s text:c="3"/>21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54">
            <text:p>桃園市</text:p>
          </table:table-cell>
          <table:table-cell office:value-type="string" table:style-name="ce16">
            <text:p>男</text:p>
          </table:table-cell>
          <table:table-cell office:value-type="float" office:value="879" table:style-name="ce46">
            <text:p><text:s text:c="3"/>879</text:p>
          </table:table-cell>
          <table:table-cell office:value-type="float" office:value="852" table:style-name="ce46">
            <text:p><text:s text:c="3"/>85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—</text:p>
          </table:table-cell>
          <table:table-cell office:value-type="float" office:value="818" table:style-name="ce56">
            <text:p><text:s text:c="3"/>818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862" table:style-name="ce56">
            <text:p><text:s text:c="3"/>86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" table:style-name="ce47">
            <text:p><text:s text:c="3"/>12</text:p>
          </table:table-cell>
          <table:table-cell table:number-columns-repeated="16372" table:style-name="ce6"/>
        </table:table-row>
        <table:table-row table:style-name="ro15">
          <table:table-cell table:style-name="ce50"/>
          <table:table-cell office:value-type="string" table:style-name="ce26">
            <text:p>女</text:p>
          </table:table-cell>
          <table:table-cell office:value-type="float" office:value="796" table:style-name="ce45">
            <text:p><text:s text:c="3"/>796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0" table:style-name="ce45">
            <text:p>—</text:p>
          </table:table-cell>
          <table:table-cell office:value-type="float" office:value="753" table:style-name="ce63">
            <text:p><text:s text:c="3"/>753</text:p>
          </table:table-cell>
          <table:table-cell office:value-type="float" office:value="20" table:style-name="ce45">
            <text:p><text:s text:c="3"/>20</text:p>
          </table:table-cell>
          <table:table-cell office:value-type="float" office:value="23" table:style-name="ce44">
            <text:p><text:s text:c="3"/>23</text:p>
          </table:table-cell>
          <table:table-cell office:value-type="float" office:value="781" table:style-name="ce63">
            <text:p><text:s text:c="3"/>781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9" table:style-name="ce44">
            <text:p><text:s text:c="3"/>9</text:p>
          </table:table-cell>
          <table:table-cell table:number-columns-repeated="16372" table:style-name="ce6"/>
        </table:table-row>
        <table:table-row table:style-name="ro15">
          <table:table-cell table:style-name="ce52"/>
          <table:table-cell office:value-type="string" table:style-name="ce17">
            <text:p>計</text:p>
          </table:table-cell>
          <table:table-cell office:value-type="float" office:value="1549" table:style-name="ce27">
            <text:p><text:s text:c="3"/>1,549</text:p>
          </table:table-cell>
          <table:table-cell office:value-type="float" office:value="1491" table:style-name="ce27">
            <text:p><text:s text:c="3"/>1,491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0" table:style-name="ce27">
            <text:p>—</text:p>
          </table:table-cell>
          <table:table-cell office:value-type="float" office:value="1475" table:style-name="ce56">
            <text:p><text:s text:c="3"/>1,475</text:p>
          </table:table-cell>
          <table:table-cell office:value-type="float" office:value="30" table:style-name="ce27">
            <text:p><text:s text:c="3"/>30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1530" table:style-name="ce59">
            <text:p><text:s text:c="3"/>1,530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14" table:style-name="ce48">
            <text:p><text:s text:c="3"/>14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54">
            <text:p>臺中市</text:p>
          </table:table-cell>
          <table:table-cell office:value-type="string" table:style-name="ce16">
            <text:p>男</text:p>
          </table:table-cell>
          <table:table-cell office:value-type="float" office:value="827" table:style-name="ce46">
            <text:p><text:s text:c="3"/>827</text:p>
          </table:table-cell>
          <table:table-cell office:value-type="float" office:value="797" table:style-name="ce46">
            <text:p><text:s text:c="3"/>797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—</text:p>
          </table:table-cell>
          <table:table-cell office:value-type="float" office:value="786" table:style-name="ce56">
            <text:p><text:s text:c="3"/>78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815" table:style-name="ce56">
            <text:p><text:s text:c="3"/>81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" table:style-name="ce47">
            <text:p><text:s text:c="3"/>9</text:p>
          </table:table-cell>
          <table:table-cell table:number-columns-repeated="16372" table:style-name="ce6"/>
        </table:table-row>
        <table:table-row table:style-name="ro15">
          <table:table-cell table:style-name="ce50"/>
          <table:table-cell office:value-type="string" table:style-name="ce26">
            <text:p>女</text:p>
          </table:table-cell>
          <table:table-cell office:value-type="float" office:value="722" table:style-name="ce45">
            <text:p><text:s text:c="3"/>722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28" table:style-name="ce45">
            <text:p><text:s text:c="3"/>28</text:p>
          </table:table-cell>
          <table:table-cell office:value-type="float" office:value="0" table:style-name="ce45">
            <text:p>—</text:p>
          </table:table-cell>
          <table:table-cell office:value-type="float" office:value="689" table:style-name="ce63">
            <text:p><text:s text:c="3"/>689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25" table:style-name="ce44">
            <text:p><text:s text:c="3"/>25</text:p>
          </table:table-cell>
          <table:table-cell office:value-type="float" office:value="715" table:style-name="ce63">
            <text:p><text:s text:c="3"/>715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5" table:style-name="ce44">
            <text:p><text:s text:c="3"/>5</text:p>
          </table:table-cell>
          <table:table-cell table:number-columns-repeated="16372" table:style-name="ce6"/>
        </table:table-row>
        <table:table-row table:style-name="ro15">
          <table:table-cell table:style-name="ce53"/>
          <table:table-cell office:value-type="string" table:style-name="ce17">
            <text:p>計</text:p>
          </table:table-cell>
          <table:table-cell office:value-type="float" office:value="858" table:style-name="ce27">
            <text:p><text:s text:c="3"/>858</text:p>
          </table:table-cell>
          <table:table-cell office:value-type="float" office:value="816" table:style-name="ce27">
            <text:p><text:s text:c="3"/>816</text:p>
          </table:table-cell>
          <table:table-cell office:value-type="float" office:value="42" table:style-name="ce27">
            <text:p><text:s text:c="3"/>42</text:p>
          </table:table-cell>
          <table:table-cell office:value-type="float" office:value="0" table:style-name="ce27">
            <text:p>—</text:p>
          </table:table-cell>
          <table:table-cell office:value-type="float" office:value="817" table:style-name="ce56">
            <text:p><text:s text:c="3"/>817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846" table:style-name="ce59">
            <text:p><text:s text:c="3"/>846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7" table:style-name="ce48">
            <text:p><text:s text:c="3"/>7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54">
            <text:p>臺南市</text:p>
          </table:table-cell>
          <table:table-cell office:value-type="string" table:style-name="ce16">
            <text:p>男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—</text:p>
          </table:table-cell>
          <table:table-cell office:value-type="float" office:value="412" table:style-name="ce56">
            <text:p><text:s text:c="3"/>41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30" table:style-name="ce56">
            <text:p><text:s text:c="3"/>4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table:number-columns-repeated="16372" table:style-name="ce6"/>
        </table:table-row>
        <table:table-row table:style-name="ro15">
          <table:table-cell table:style-name="ce50"/>
          <table:table-cell office:value-type="string" table:style-name="ce26">
            <text:p>女</text:p>
          </table:table-cell>
          <table:table-cell office:value-type="float" office:value="424" table:style-name="ce45">
            <text:p><text:s text:c="3"/>424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17" table:style-name="ce45">
            <text:p><text:s text:c="3"/>17</text:p>
          </table:table-cell>
          <table:table-cell office:value-type="float" office:value="0" table:style-name="ce45">
            <text:p>—</text:p>
          </table:table-cell>
          <table:table-cell office:value-type="float" office:value="405" table:style-name="ce63">
            <text:p><text:s text:c="3"/>405</text:p>
          </table:table-cell>
          <table:table-cell office:value-type="float" office:value="9" table:style-name="ce45">
            <text:p><text:s text:c="3"/>9</text:p>
          </table:table-cell>
          <table:table-cell office:value-type="float" office:value="10" table:style-name="ce44">
            <text:p><text:s text:c="3"/>10</text:p>
          </table:table-cell>
          <table:table-cell office:value-type="float" office:value="416" table:style-name="ce63">
            <text:p><text:s text:c="3"/>416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6" table:style-name="ce44">
            <text:p><text:s text:c="3"/>6</text:p>
          </table:table-cell>
          <table:table-cell table:number-columns-repeated="16372" table:style-name="ce6"/>
        </table:table-row>
        <table:table-row table:style-name="ro15">
          <table:table-cell table:style-name="ce53"/>
          <table:table-cell office:value-type="string" table:style-name="ce13">
            <text:p>計</text:p>
          </table:table-cell>
          <table:table-cell office:value-type="float" office:value="1443" table:style-name="ce27">
            <text:p><text:s text:c="3"/>1,443</text:p>
          </table:table-cell>
          <table:table-cell office:value-type="float" office:value="1386" table:style-name="ce27">
            <text:p><text:s text:c="3"/>1,386</text:p>
          </table:table-cell>
          <table:table-cell office:value-type="float" office:value="57" table:style-name="ce27">
            <text:p><text:s text:c="3"/>57</text:p>
          </table:table-cell>
          <table:table-cell office:value-type="float" office:value="0" table:style-name="ce27">
            <text:p>—</text:p>
          </table:table-cell>
          <table:table-cell office:value-type="float" office:value="1351" table:style-name="ce56">
            <text:p><text:s text:c="3"/>1,351</text:p>
          </table:table-cell>
          <table:table-cell office:value-type="float" office:value="30" table:style-name="ce27">
            <text:p><text:s text:c="3"/>30</text:p>
          </table:table-cell>
          <table:table-cell office:value-type="float" office:value="62" table:style-name="ce48">
            <text:p><text:s text:c="3"/>62</text:p>
          </table:table-cell>
          <table:table-cell office:value-type="float" office:value="1421" table:style-name="ce59">
            <text:p><text:s text:c="3"/>1,42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5" table:style-name="ce48">
            <text:p><text:s text:c="3"/>15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51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719" table:style-name="ce46">
            <text:p><text:s text:c="3"/>71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—</text:p>
          </table:table-cell>
          <table:table-cell office:value-type="float" office:value="695" table:style-name="ce56">
            <text:p><text:s text:c="3"/>69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741" table:style-name="ce56">
            <text:p><text:s text:c="3"/>74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table:number-columns-repeated="16372" table:style-name="ce6"/>
        </table:table-row>
        <table:table-row table:style-name="ro15">
          <table:table-cell table:style-name="ce53"/>
          <table:table-cell office:value-type="string" table:style-name="ce11">
            <text:p>女</text:p>
          </table:table-cell>
          <table:table-cell office:value-type="float" office:value="693" table:style-name="ce45">
            <text:p><text:s text:c="3"/>693</text:p>
          </table:table-cell>
          <table:table-cell office:value-type="float" office:value="667" table:style-name="ce46">
            <text:p><text:s text:c="3"/>667</text:p>
          </table:table-cell>
          <table:table-cell office:value-type="float" office:value="26" table:style-name="ce45">
            <text:p><text:s text:c="3"/>26</text:p>
          </table:table-cell>
          <table:table-cell office:value-type="float" office:value="0" table:style-name="ce45">
            <text:p>—</text:p>
          </table:table-cell>
          <table:table-cell office:value-type="float" office:value="656" table:style-name="ce63">
            <text:p><text:s text:c="3"/>656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24" table:style-name="ce44">
            <text:p><text:s text:c="3"/>24</text:p>
          </table:table-cell>
          <table:table-cell office:value-type="float" office:value="680" table:style-name="ce63">
            <text:p><text:s text:c="3"/>680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8" table:style-name="ce44">
            <text:p><text:s text:c="3"/>8</text:p>
          </table:table-cell>
          <table:table-cell table:number-columns-repeated="16372" table:style-name="ce6"/>
        </table:table-row>
        <table:table-row table:style-name="ro15">
          <table:table-cell table:style-name="ce52"/>
          <table:table-cell office:value-type="string" table:style-name="ce13">
            <text:p>計</text:p>
          </table:table-cell>
          <table:table-cell office:value-type="float" office:value="3699" table:style-name="ce27">
            <text:p><text:s text:c="3"/>3,699</text:p>
          </table:table-cell>
          <table:table-cell office:value-type="float" office:value="3513" table:style-name="ce27">
            <text:p><text:s text:c="3"/>3,513</text:p>
          </table:table-cell>
          <table:table-cell office:value-type="float" office:value="186" table:style-name="ce27">
            <text:p><text:s text:c="3"/>186</text:p>
          </table:table-cell>
          <table:table-cell office:value-type="float" office:value="0" table:style-name="ce27">
            <text:p>—</text:p>
          </table:table-cell>
          <table:table-cell office:value-type="float" office:value="3437" table:style-name="ce27">
            <text:p><text:s text:c="3"/>3,437</text:p>
          </table:table-cell>
          <table:table-cell office:value-type="float" office:value="81" table:style-name="ce27">
            <text:p><text:s text:c="3"/>81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3673" table:style-name="ce59">
            <text:p><text:s text:c="3"/>3,673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9" table:style-name="ce48">
            <text:p><text:s text:c="3"/>19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51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1935" table:style-name="ce47">
            <text:p><text:s text:c="3"/>1,935</text:p>
          </table:table-cell>
          <table:table-cell office:value-type="float" office:value="1834" table:style-name="ce46">
            <text:p><text:s text:c="3"/>1,834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—</text:p>
          </table:table-cell>
          <table:table-cell office:value-type="float" office:value="1808" table:style-name="ce46">
            <text:p><text:s text:c="3"/>1,808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918" table:style-name="ce56">
            <text:p><text:s text:c="3"/>1,91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1" table:style-name="ce47">
            <text:p><text:s text:c="3"/>11</text:p>
          </table:table-cell>
          <table:table-cell table:number-columns-repeated="16372" table:style-name="ce6"/>
        </table:table-row>
        <table:table-row table:style-name="ro15">
          <table:table-cell table:style-name="ce50"/>
          <table:table-cell office:value-type="string" table:style-name="ce11">
            <text:p>女</text:p>
          </table:table-cell>
          <table:table-cell office:value-type="float" office:value="1764" table:style-name="ce45">
            <text:p><text:s text:c="3"/>1,764</text:p>
          </table:table-cell>
          <table:table-cell office:value-type="float" office:value="1679" table:style-name="ce46">
            <text:p><text:s text:c="3"/>1,679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—</text:p>
          </table:table-cell>
          <table:table-cell office:value-type="float" office:value="1629" table:style-name="ce46">
            <text:p><text:s text:c="3"/>1,629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755" table:style-name="ce63">
            <text:p><text:s text:c="3"/>1,7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" table:style-name="ce44">
            <text:p><text:s text:c="3"/>8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225" table:style-name="ce41">
            <text:p><text:s text:c="3"/>225</text:p>
          </table:table-cell>
          <table:table-cell office:value-type="float" office:value="213" table:style-name="ce41">
            <text:p><text:s text:c="3"/>213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208" table:style-name="ce64">
            <text:p><text:s text:c="3"/>208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3" table:style-name="ce40">
            <text:p><text:s text:c="3"/>13</text:p>
          </table:table-cell>
          <table:table-cell office:value-type="float" office:value="222" table:style-name="ce64">
            <text:p><text:s text:c="3"/>22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120" table:style-name="ce15">
            <text:p><text:s text:c="3"/>120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119" table:style-name="ce65">
            <text:p><text:s text:c="3"/>119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127" table:style-name="ce65">
            <text:p><text:s text:c="3"/>127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97" table:style-name="ce19">
            <text:p><text:s text:c="3"/>97</text:p>
          </table:table-cell>
          <table:table-cell office:value-type="float" office:value="93" table:style-name="ce15">
            <text:p><text:s text:c="3"/>93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0" table:style-name="ce19">
            <text:p>—</text:p>
          </table:table-cell>
          <table:table-cell office:value-type="float" office:value="89" table:style-name="ce66">
            <text:p><text:s text:c="3"/>89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95" table:style-name="ce66">
            <text:p><text:s text:c="3"/>95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311" table:style-name="ce41">
            <text:p><text:s text:c="3"/>311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302" table:style-name="ce65">
            <text:p><text:s text:c="3"/>302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320" table:style-name="ce64">
            <text:p><text:s text:c="3"/>320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185" table:style-name="ce15">
            <text:p><text:s text:c="3"/>185</text:p>
          </table:table-cell>
          <table:table-cell office:value-type="float" office:value="179" table:style-name="ce15">
            <text:p><text:s text:c="3"/>179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175" table:style-name="ce65">
            <text:p><text:s text:c="3"/>175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182" table:style-name="ce65">
            <text:p><text:s text:c="3"/>18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138" table:style-name="ce19">
            <text:p><text:s text:c="3"/>138</text:p>
          </table:table-cell>
          <table:table-cell office:value-type="float" office:value="132" table:style-name="ce15">
            <text:p><text:s text:c="3"/>132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0" table:style-name="ce19">
            <text:p>—</text:p>
          </table:table-cell>
          <table:table-cell office:value-type="float" office:value="127" table:style-name="ce66">
            <text:p><text:s text:c="3"/>127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38" table:style-name="ce66">
            <text:p><text:s text:c="3"/>13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231" table:style-name="ce41">
            <text:p><text:s text:c="3"/>231</text:p>
          </table:table-cell>
          <table:table-cell office:value-type="float" office:value="215" table:style-name="ce41">
            <text:p><text:s text:c="3"/>21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0" table:style-name="ce41">
            <text:p>—</text:p>
          </table:table-cell>
          <table:table-cell office:value-type="float" office:value="211" table:style-name="ce65">
            <text:p><text:s text:c="3"/>211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231" table:style-name="ce64">
            <text:p><text:s text:c="3"/>23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115" table:style-name="ce15">
            <text:p><text:s text:c="3"/>115</text:p>
          </table:table-cell>
          <table:table-cell office:value-type="float" office:value="108" table:style-name="ce15">
            <text:p><text:s text:c="3"/>108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106" table:style-name="ce65">
            <text:p><text:s text:c="3"/>106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15" table:style-name="ce65">
            <text:p><text:s text:c="3"/>115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116" table:style-name="ce19">
            <text:p><text:s text:c="3"/>116</text:p>
          </table:table-cell>
          <table:table-cell office:value-type="float" office:value="107" table:style-name="ce15">
            <text:p><text:s text:c="3"/>107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0" table:style-name="ce19">
            <text:p>—</text:p>
          </table:table-cell>
          <table:table-cell office:value-type="float" office:value="105" table:style-name="ce66">
            <text:p><text:s text:c="3"/>105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16" table:style-name="ce66">
            <text:p><text:s text:c="3"/>11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890" table:style-name="ce41">
            <text:p><text:s text:c="3"/>890</text:p>
          </table:table-cell>
          <table:table-cell office:value-type="float" office:value="856" table:style-name="ce41">
            <text:p><text:s text:c="3"/>856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0" table:style-name="ce41">
            <text:p>—</text:p>
          </table:table-cell>
          <table:table-cell office:value-type="float" office:value="840" table:style-name="ce65">
            <text:p><text:s text:c="3"/>840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4" table:style-name="ce40">
            <text:p><text:s text:c="3"/>34</text:p>
          </table:table-cell>
          <table:table-cell office:value-type="float" office:value="885" table:style-name="ce64">
            <text:p><text:s text:c="3"/>885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" table:style-name="ce40">
            <text:p><text:s text:c="3"/>3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462" table:style-name="ce15">
            <text:p><text:s text:c="3"/>462</text:p>
          </table:table-cell>
          <table:table-cell office:value-type="float" office:value="445" table:style-name="ce15">
            <text:p><text:s text:c="3"/>445</text:p>
          </table:table-cell>
          <table:table-cell office:value-type="float" office:value="17" table:style-name="ce15">
            <text:p><text:s text:c="3"/>17</text:p>
          </table:table-cell>
          <table:table-cell office:value-type="float" office:value="0" table:style-name="ce15">
            <text:p>—</text:p>
          </table:table-cell>
          <table:table-cell office:value-type="float" office:value="434" table:style-name="ce65">
            <text:p><text:s text:c="3"/>434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460" table:style-name="ce65">
            <text:p><text:s text:c="3"/>460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428" table:style-name="ce19">
            <text:p><text:s text:c="3"/>428</text:p>
          </table:table-cell>
          <table:table-cell office:value-type="float" office:value="411" table:style-name="ce15">
            <text:p><text:s text:c="3"/>411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0" table:style-name="ce19">
            <text:p>—</text:p>
          </table:table-cell>
          <table:table-cell office:value-type="float" office:value="406" table:style-name="ce66">
            <text:p><text:s text:c="3"/>406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425" table:style-name="ce66">
            <text:p><text:s text:c="3"/>425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242" table:style-name="ce41">
            <text:p><text:s text:c="3"/>242</text:p>
          </table:table-cell>
          <table:table-cell office:value-type="float" office:value="222" table:style-name="ce41">
            <text:p><text:s text:c="3"/>222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0" table:style-name="ce41">
            <text:p>—</text:p>
          </table:table-cell>
          <table:table-cell office:value-type="float" office:value="231" table:style-name="ce65">
            <text:p><text:s text:c="3"/>231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242" table:style-name="ce64">
            <text:p><text:s text:c="3"/>24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04" table:style-name="ce15">
            <text:p><text:s text:c="3"/>104</text:p>
          </table:table-cell>
          <table:table-cell office:value-type="float" office:value="96" table:style-name="ce15">
            <text:p><text:s text:c="3"/>96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99" table:style-name="ce65">
            <text:p><text:s text:c="3"/>99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104" table:style-name="ce65">
            <text:p><text:s text:c="3"/>10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138" table:style-name="ce19">
            <text:p><text:s text:c="3"/>138</text:p>
          </table:table-cell>
          <table:table-cell office:value-type="float" office:value="126" table:style-name="ce15">
            <text:p><text:s text:c="3"/>126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0" table:style-name="ce19">
            <text:p>—</text:p>
          </table:table-cell>
          <table:table-cell office:value-type="float" office:value="132" table:style-name="ce66">
            <text:p><text:s text:c="3"/>132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38" table:style-name="ce66">
            <text:p><text:s text:c="3"/>13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316" table:style-name="ce41">
            <text:p><text:s text:c="3"/>316</text:p>
          </table:table-cell>
          <table:table-cell office:value-type="float" office:value="307" table:style-name="ce41">
            <text:p><text:s text:c="3"/>307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0" table:style-name="ce41">
            <text:p>—</text:p>
          </table:table-cell>
          <table:table-cell office:value-type="float" office:value="285" table:style-name="ce65">
            <text:p><text:s text:c="3"/>285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314" table:style-name="ce64">
            <text:p><text:s text:c="3"/>314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173" table:style-name="ce15">
            <text:p><text:s text:c="3"/>173</text:p>
          </table:table-cell>
          <table:table-cell office:value-type="float" office:value="168" table:style-name="ce15">
            <text:p><text:s text:c="3"/>168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0" table:style-name="ce15">
            <text:p>—</text:p>
          </table:table-cell>
          <table:table-cell office:value-type="float" office:value="159" table:style-name="ce65">
            <text:p><text:s text:c="3"/>159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72" table:style-name="ce65">
            <text:p><text:s text:c="3"/>172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143" table:style-name="ce19">
            <text:p><text:s text:c="3"/>143</text:p>
          </table:table-cell>
          <table:table-cell office:value-type="float" office:value="139" table:style-name="ce15">
            <text:p><text:s text:c="3"/>139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0" table:style-name="ce19">
            <text:p>—</text:p>
          </table:table-cell>
          <table:table-cell office:value-type="float" office:value="126" table:style-name="ce66">
            <text:p><text:s text:c="3"/>126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142" table:style-name="ce66">
            <text:p><text:s text:c="3"/>142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212" table:style-name="ce41">
            <text:p><text:s text:c="3"/>212</text:p>
          </table:table-cell>
          <table:table-cell office:value-type="float" office:value="199" table:style-name="ce41">
            <text:p><text:s text:c="3"/>199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187" table:style-name="ce65">
            <text:p><text:s text:c="3"/>18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9" table:style-name="ce40">
            <text:p><text:s text:c="3"/>19</text:p>
          </table:table-cell>
          <table:table-cell office:value-type="float" office:value="210" table:style-name="ce64">
            <text:p><text:s text:c="3"/>210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104" table:style-name="ce15">
            <text:p><text:s text:c="3"/>104</text:p>
          </table:table-cell>
          <table:table-cell office:value-type="float" office:value="98" table:style-name="ce15">
            <text:p><text:s text:c="3"/>98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0" table:style-name="ce15">
            <text:p>—</text:p>
          </table:table-cell>
          <table:table-cell office:value-type="float" office:value="92" table:style-name="ce65">
            <text:p><text:s text:c="3"/>9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103" table:style-name="ce65">
            <text:p><text:s text:c="3"/>103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108" table:style-name="ce19">
            <text:p><text:s text:c="3"/>108</text:p>
          </table:table-cell>
          <table:table-cell office:value-type="float" office:value="101" table:style-name="ce15">
            <text:p><text:s text:c="3"/>101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0" table:style-name="ce19">
            <text:p>—</text:p>
          </table:table-cell>
          <table:table-cell office:value-type="float" office:value="95" table:style-name="ce66">
            <text:p><text:s text:c="3"/>95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107" table:style-name="ce66">
            <text:p><text:s text:c="3"/>107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311" table:style-name="ce41">
            <text:p><text:s text:c="3"/>311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299" table:style-name="ce65">
            <text:p><text:s text:c="3"/>299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9" table:style-name="ce40">
            <text:p><text:s text:c="3"/>19</text:p>
          </table:table-cell>
          <table:table-cell office:value-type="float" office:value="318" table:style-name="ce64">
            <text:p><text:s text:c="3"/>31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" table:style-name="ce40">
            <text:p><text:s text:c="3"/>4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158" table:style-name="ce15">
            <text:p><text:s text:c="3"/>158</text:p>
          </table:table-cell>
          <table:table-cell office:value-type="float" office:value="151" table:style-name="ce15">
            <text:p><text:s text:c="3"/>151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146" table:style-name="ce65">
            <text:p><text:s text:c="3"/>146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155" table:style-name="ce65">
            <text:p><text:s text:c="3"/>155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165" table:style-name="ce19">
            <text:p><text:s text:c="3"/>165</text:p>
          </table:table-cell>
          <table:table-cell office:value-type="float" office:value="160" table:style-name="ce15">
            <text:p><text:s text:c="3"/>160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0" table:style-name="ce19">
            <text:p>—</text:p>
          </table:table-cell>
          <table:table-cell office:value-type="float" office:value="153" table:style-name="ce66">
            <text:p><text:s text:c="3"/>153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108" table:style-name="ce41">
            <text:p><text:s text:c="3"/>108</text:p>
          </table:table-cell>
          <table:table-cell office:value-type="float" office:value="95" table:style-name="ce41">
            <text:p><text:s text:c="3"/>95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104" table:style-name="ce65">
            <text:p><text:s text:c="3"/>104</text:p>
          </table:table-cell>
          <table:table-cell office:value-type="float" office:value="0" table:style-name="ce41">
            <text:p>—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08" table:style-name="ce64">
            <text:p><text:s text:c="3"/>10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68" table:style-name="ce15">
            <text:p><text:s text:c="3"/>68</text:p>
          </table:table-cell>
          <table:table-cell office:value-type="float" office:value="57" table:style-name="ce15">
            <text:p><text:s text:c="3"/>57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0" table:style-name="ce15">
            <text:p>—</text:p>
          </table:table-cell>
          <table:table-cell office:value-type="float" office:value="67" table:style-name="ce65">
            <text:p><text:s text:c="3"/>67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68" table:style-name="ce65">
            <text:p><text:s text:c="3"/>68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40" table:style-name="ce19">
            <text:p><text:s text:c="3"/>40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2" table:style-name="ce19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37" table:style-name="ce66">
            <text:p><text:s text:c="3"/>37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158" table:style-name="ce41">
            <text:p><text:s text:c="3"/>158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149" table:style-name="ce65">
            <text:p><text:s text:c="3"/>149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58" table:style-name="ce64">
            <text:p><text:s text:c="3"/>15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79" table:style-name="ce15">
            <text:p><text:s text:c="3"/>79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74" table:style-name="ce65">
            <text:p><text:s text:c="3"/>7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79" table:style-name="ce65">
            <text:p><text:s text:c="3"/>79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79" table:style-name="ce19">
            <text:p><text:s text:c="3"/>79</text:p>
          </table:table-cell>
          <table:table-cell office:value-type="float" office:value="74" table:style-name="ce15">
            <text:p><text:s text:c="3"/>74</text:p>
          </table:table-cell>
          <table:table-cell office:value-type="float" office:value="5" table:style-name="ce19">
            <text:p><text:s text:c="3"/>5</text:p>
          </table:table-cell>
          <table:table-cell office:value-type="float" office:value="0" table:style-name="ce19">
            <text:p>—</text:p>
          </table:table-cell>
          <table:table-cell office:value-type="float" office:value="75" table:style-name="ce66">
            <text:p><text:s text:c="3"/>75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79" table:style-name="ce66">
            <text:p><text:s text:c="3"/>7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76" table:style-name="ce65">
            <text:p><text:s text:c="3"/>7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78" table:style-name="ce64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43" table:style-name="ce15">
            <text:p><text:s text:c="3"/>43</text:p>
          </table:table-cell>
          <table:table-cell office:value-type="float" office:value="43" table:style-name="ce15">
            <text:p><text:s text:c="3"/>43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42" table:style-name="ce65">
            <text:p><text:s text:c="3"/>4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43" table:style-name="ce65">
            <text:p><text:s text:c="3"/>43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35" table:style-name="ce19">
            <text:p><text:s text:c="3"/>35</text:p>
          </table:table-cell>
          <table:table-cell office:value-type="float" office:value="35" table:style-name="ce15">
            <text:p><text:s text:c="3"/>3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5" table:style-name="ce66">
            <text:p><text:s text:c="3"/>3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157" table:style-name="ce41">
            <text:p><text:s text:c="3"/>157</text:p>
          </table:table-cell>
          <table:table-cell office:value-type="float" office:value="143" table:style-name="ce41">
            <text:p><text:s text:c="3"/>143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0" table:style-name="ce41">
            <text:p>—</text:p>
          </table:table-cell>
          <table:table-cell office:value-type="float" office:value="137" table:style-name="ce65">
            <text:p><text:s text:c="3"/>13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154" table:style-name="ce64">
            <text:p><text:s text:c="3"/>154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81" table:style-name="ce15">
            <text:p><text:s text:c="3"/>81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71" table:style-name="ce65">
            <text:p><text:s text:c="3"/>71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8" table:style-name="ce65">
            <text:p><text:s text:c="3"/>7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76" table:style-name="ce19">
            <text:p><text:s text:c="3"/>76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0" table:style-name="ce19">
            <text:p>—</text:p>
          </table:table-cell>
          <table:table-cell office:value-type="float" office:value="66" table:style-name="ce66">
            <text:p><text:s text:c="3"/>66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6" table:style-name="ce66">
            <text:p><text:s text:c="3"/>7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295" table:style-name="ce41">
            <text:p><text:s text:c="3"/>295</text:p>
          </table:table-cell>
          <table:table-cell office:value-type="float" office:value="283" table:style-name="ce41">
            <text:p><text:s text:c="3"/>283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0" table:style-name="ce41">
            <text:p>—</text:p>
          </table:table-cell>
          <table:table-cell office:value-type="float" office:value="276" table:style-name="ce65">
            <text:p><text:s text:c="3"/>27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292" table:style-name="ce64">
            <text:p><text:s text:c="3"/>29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162" table:style-name="ce15">
            <text:p><text:s text:c="3"/>162</text:p>
          </table:table-cell>
          <table:table-cell office:value-type="float" office:value="154" table:style-name="ce15">
            <text:p><text:s text:c="3"/>154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154" table:style-name="ce65">
            <text:p><text:s text:c="3"/>15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59" table:style-name="ce65">
            <text:p><text:s text:c="3"/>159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133" table:style-name="ce19">
            <text:p><text:s text:c="3"/>133</text:p>
          </table:table-cell>
          <table:table-cell office:value-type="float" office:value="129" table:style-name="ce15">
            <text:p><text:s text:c="3"/>129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0" table:style-name="ce19">
            <text:p>—</text:p>
          </table:table-cell>
          <table:table-cell office:value-type="float" office:value="122" table:style-name="ce66">
            <text:p><text:s text:c="3"/>122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33" table:style-name="ce66">
            <text:p><text:s text:c="3"/>13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141" table:style-name="ce41">
            <text:p><text:s text:c="3"/>141</text:p>
          </table:table-cell>
          <table:table-cell office:value-type="float" office:value="134" table:style-name="ce41">
            <text:p><text:s text:c="3"/>134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132" table:style-name="ce65">
            <text:p><text:s text:c="3"/>13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41" table:style-name="ce64">
            <text:p><text:s text:c="3"/>14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0" table:style-name="ce15">
            <text:p>—</text:p>
          </table:table-cell>
          <table:table-cell office:value-type="float" office:value="70" table:style-name="ce65">
            <text:p><text:s text:c="3"/>70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73" table:style-name="ce65">
            <text:p><text:s text:c="3"/>73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68" table:style-name="ce19">
            <text:p><text:s text:c="3"/>68</text:p>
          </table:table-cell>
          <table:table-cell office:value-type="float" office:value="64" table:style-name="ce15">
            <text:p><text:s text:c="3"/>64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0" table:style-name="ce19">
            <text:p>—</text:p>
          </table:table-cell>
          <table:table-cell office:value-type="float" office:value="62" table:style-name="ce66">
            <text:p><text:s text:c="3"/>62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" table:style-name="ce66">
            <text:p><text:s text:c="3"/>6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9"/>
          <table:table-cell office:value-type="string" table:style-name="ce17">
            <text:p>計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105" table:style-name="ce27">
            <text:p><text:s text:c="3"/>10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98" table:style-name="ce56">
            <text:p><text:s text:c="3"/>98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103" table:style-name="ce59">
            <text:p><text:s text:c="3"/>10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48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">
            <text:p>福建省</text:p>
          </table:table-cell>
          <table:table-cell office:value-type="string" table:style-name="ce16">
            <text:p>男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—</text:p>
          </table:table-cell>
          <table:table-cell office:value-type="float" office:value="57" table:style-name="ce56">
            <text:p><text:s text:c="3"/>5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26">
            <text:p>女</text:p>
          </table:table-cell>
          <table:table-cell office:value-type="float" office:value="45" table:style-name="ce45">
            <text:p><text:s text:c="3"/>45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" table:style-name="ce44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96" table:style-name="ce41">
            <text:p><text:s text:c="3"/>96</text:p>
          </table:table-cell>
          <table:table-cell office:value-type="float" office:value="95" table:style-name="ce41">
            <text:p><text:s text:c="3"/>95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89" table:style-name="ce65">
            <text:p><text:s text:c="3"/>89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93" table:style-name="ce64">
            <text:p><text:s text:c="3"/>9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0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54" table:style-name="ce15">
            <text:p><text:s text:c="3"/>54</text:p>
          </table:table-cell>
          <table:table-cell office:value-type="float" office:value="53" table:style-name="ce15">
            <text:p><text:s text:c="3"/>5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50" table:style-name="ce65">
            <text:p><text:s text:c="3"/>50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54" table:style-name="ce65">
            <text:p><text:s text:c="3"/>5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43"/>
          <table:table-cell office:value-type="string" table:style-name="ce11">
            <text:p>女</text:p>
          </table:table-cell>
          <table:table-cell office:value-type="float" office:value="42" table:style-name="ce19">
            <text:p><text:s text:c="3"/>42</text:p>
          </table:table-cell>
          <table:table-cell office:value-type="float" office:value="42" table:style-name="ce15">
            <text:p><text:s text:c="3"/>4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6"/>
        </table:table-row>
        <table:table-row table:style-name="ro15">
          <table:table-cell table:style-name="ce42"/>
          <table:table-cell office:value-type="string" table:style-name="ce13">
            <text:p>計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0">
            <text:p>—</text:p>
          </table:table-cell>
          <table:table-cell table:number-columns-repeated="16372" table:style-name="ce6"/>
        </table:table-row>
        <table:table-row table:style-name="ro15">
          <table:table-cell office:value-type="string" table:style-name="ce39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4">
            <text:p>—</text:p>
          </table:table-cell>
          <table:table-cell table:number-columns-repeated="16372" table:style-name="ce6"/>
        </table:table-row>
        <table:table-row table:style-name="ro15">
          <table:table-cell table:style-name="ce67"/>
          <table:table-cell office:value-type="string" table:style-name="ce11">
            <text:p>女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6"/>
        </table:table-row>
        <table:table-row table:style-name="ro16">
          <table:table-cell table:style-name="ce1"/>
          <table:table-cell table:number-columns-repeated="4" table:style-name="ce4"/>
          <table:table-cell table:style-name="ce68"/>
          <table:table-cell table:number-columns-repeated="2" table:style-name="ce69"/>
          <table:table-cell table:number-columns-repeated="3" table:style-name="ce4"/>
          <table:table-cell office:value-type="string" table:style-name="ce2">
            <text:p>內政部戶政司 民國108年7月5日編製</text:p>
          </table:table-cell>
          <table:table-cell table:number-columns-repeated="16372"/>
        </table:table-row>
        <table:table-row table:style-name="ro8">
          <table:table-cell table:style-name="ce38"/>
          <table:table-cell table:style-name="ce4"/>
          <table:table-cell table:style-name="ce37"/>
          <table:table-cell table:number-columns-repeated="16381" table:style-name="ce4"/>
        </table:table-row>
        <table:table-row table:style-name="ro8">
          <table:table-cell table:style-name="ce36"/>
          <table:table-cell table:number-columns-repeated="16383" table:style-name="ce4"/>
        </table:table-row>
        <table:table-row table:number-rows-repeated="2" table:style-name="ro8">
          <table:table-cell table:number-columns-repeated="16384" table:style-name="ce4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Courier" svg:font-family="Courier"/>
    <style:font-face style:name="文鼎粗楷體" svg:font-family="文鼎粗楷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  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   －</number:text>
      <number:number number:decimal-places="2" number:min-integer-digits="1" number:grouping="true"/>
    </number:number-style>
    <number:text-style style:name="N56">
      <number:text>－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4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5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4:05Z</dc:date>
    <meta:print-date>2019-07-04T01:11:26Z</meta:print-date>
  </office:meta>
</office:document-meta>
</file>